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Spranq eco sans" svg:font-family="'Spranq eco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0451in" fo:margin-left="0in" table:align="left" style:writing-mode="lr-tb"/>
    </style:style>
    <style:style style:name="Tabela1.A" style:family="table-column">
      <style:table-column-properties style:column-width="1.0229in"/>
    </style:style>
    <style:style style:name="Tabela1.B" style:family="table-column">
      <style:table-column-properties style:column-width="0.6299in"/>
    </style:style>
    <style:style style:name="Tabela1.C" style:family="table-column">
      <style:table-column-properties style:column-width="1.6944in"/>
    </style:style>
    <style:style style:name="Tabela1.D" style:family="table-column">
      <style:table-column-properties style:column-width="1.6875in"/>
    </style:style>
    <style:style style:name="Tabela1.E" style:family="table-column">
      <style:table-column-properties style:column-width="0.9792in"/>
    </style:style>
    <style:style style:name="Tabela1.F" style:family="table-column">
      <style:table-column-properties style:column-width="1.0313in"/>
    </style:style>
    <style:style style:name="Tabela1.A1" style:family="table-cell">
      <style:table-cell-properties style:vertical-align="middle" fo:background-color="#e6e6e6" fo:padding-left="0.0396in" fo:padding-right="0.0396in" fo:padding-top="0in" fo:padding-bottom="0in" fo:border="0.5pt solid #000000">
        <style:background-image/>
      </style:table-cell-properties>
    </style:style>
    <style:style style:name="Tabela1.A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B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C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D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E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F2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A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B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C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D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E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F3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A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B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C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D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E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1.F4" style:family="table-cell">
      <style:table-cell-properties style:vertical-align="middle" fo:padding-left="0.0396in" fo:padding-right="0.0396in" fo:padding-top="0in" fo:padding-bottom="0in" fo:border="0.5pt solid #000000"/>
    </style:style>
    <style:style style:name="Tabela2" style:family="table">
      <style:table-properties style:width="5.6319in" fo:margin-left="0in" table:align="left" style:writing-mode="lr-tb"/>
    </style:style>
    <style:style style:name="Tabela2.A" style:family="table-column">
      <style:table-column-properties style:column-width="1.9688in"/>
    </style:style>
    <style:style style:name="Tabela2.B" style:family="table-column">
      <style:table-column-properties style:column-width="3.6632in"/>
    </style:style>
    <style:style style:name="Tabela2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2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2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2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2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3" style:family="table">
      <style:table-properties style:width="5.6319in" fo:margin-left="0in" table:align="left" style:writing-mode="lr-tb"/>
    </style:style>
    <style:style style:name="Tabela3.A" style:family="table-column">
      <style:table-column-properties style:column-width="1.9688in"/>
    </style:style>
    <style:style style:name="Tabela3.B" style:family="table-column">
      <style:table-column-properties style:column-width="3.6632in"/>
    </style:style>
    <style:style style:name="Tabela3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3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3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3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3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4" style:family="table">
      <style:table-properties style:width="5.6319in" fo:margin-left="0in" table:align="left" style:writing-mode="lr-tb"/>
    </style:style>
    <style:style style:name="Tabela4.A" style:family="table-column">
      <style:table-column-properties style:column-width="1.9688in"/>
    </style:style>
    <style:style style:name="Tabela4.B" style:family="table-column">
      <style:table-column-properties style:column-width="3.6632in"/>
    </style:style>
    <style:style style:name="Tabela4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4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4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4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4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5" style:family="table">
      <style:table-properties style:width="5.6319in" fo:margin-left="0in" table:align="left" style:writing-mode="lr-tb"/>
    </style:style>
    <style:style style:name="Tabela5.A" style:family="table-column">
      <style:table-column-properties style:column-width="1.9688in"/>
    </style:style>
    <style:style style:name="Tabela5.B" style:family="table-column">
      <style:table-column-properties style:column-width="3.6632in"/>
    </style:style>
    <style:style style:name="Tabela5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5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5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5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5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6" style:family="table">
      <style:table-properties style:width="5.6319in" fo:margin-left="0in" table:align="left" style:writing-mode="lr-tb"/>
    </style:style>
    <style:style style:name="Tabela6.A" style:family="table-column">
      <style:table-column-properties style:column-width="1.9688in"/>
    </style:style>
    <style:style style:name="Tabela6.B" style:family="table-column">
      <style:table-column-properties style:column-width="3.6632in"/>
    </style:style>
    <style:style style:name="Tabela6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6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6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6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6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7" style:family="table">
      <style:table-properties style:width="5.6319in" fo:margin-left="0in" table:align="left" style:writing-mode="lr-tb"/>
    </style:style>
    <style:style style:name="Tabela7.A" style:family="table-column">
      <style:table-column-properties style:column-width="1.9688in"/>
    </style:style>
    <style:style style:name="Tabela7.B" style:family="table-column">
      <style:table-column-properties style:column-width="3.6632in"/>
    </style:style>
    <style:style style:name="Tabela7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7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7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7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7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8" style:family="table">
      <style:table-properties style:width="5.6319in" fo:margin-left="0in" table:align="left" style:writing-mode="lr-tb"/>
    </style:style>
    <style:style style:name="Tabela8.A" style:family="table-column">
      <style:table-column-properties style:column-width="1.9688in"/>
    </style:style>
    <style:style style:name="Tabela8.B" style:family="table-column">
      <style:table-column-properties style:column-width="3.6632in"/>
    </style:style>
    <style:style style:name="Tabela8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8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8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8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8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9" style:family="table">
      <style:table-properties style:width="5.6319in" fo:margin-left="0in" table:align="left" style:writing-mode="lr-tb"/>
    </style:style>
    <style:style style:name="Tabela9.A" style:family="table-column">
      <style:table-column-properties style:column-width="1.9688in"/>
    </style:style>
    <style:style style:name="Tabela9.B" style:family="table-column">
      <style:table-column-properties style:column-width="3.6632in"/>
    </style:style>
    <style:style style:name="Tabela9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9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9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9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9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0" style:family="table">
      <style:table-properties style:width="5.6319in" fo:margin-left="0in" table:align="left" style:writing-mode="lr-tb"/>
    </style:style>
    <style:style style:name="Tabela10.A" style:family="table-column">
      <style:table-column-properties style:column-width="1.9688in"/>
    </style:style>
    <style:style style:name="Tabela10.B" style:family="table-column">
      <style:table-column-properties style:column-width="3.6632in"/>
    </style:style>
    <style:style style:name="Tabela10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10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0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0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0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1" style:family="table">
      <style:table-properties style:width="5.6319in" fo:margin-left="0in" table:align="left" style:writing-mode="lr-tb"/>
    </style:style>
    <style:style style:name="Tabela11.A" style:family="table-column">
      <style:table-column-properties style:column-width="1.9688in"/>
    </style:style>
    <style:style style:name="Tabela11.B" style:family="table-column">
      <style:table-column-properties style:column-width="3.6632in"/>
    </style:style>
    <style:style style:name="Tabela11.A1" style:family="table-cell">
      <style:table-cell-properties style:vertical-align="middle"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ela11.B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1.B2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1.B3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1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ela12" style:family="table">
      <style:table-properties style:width="6.6146in" table:align="left" style:writing-mode="lr-tb"/>
    </style:style>
    <style:style style:name="Tabela12.A" style:family="table-column">
      <style:table-column-properties style:column-width="1.1042in"/>
    </style:style>
    <style:style style:name="Tabela12.B" style:family="table-column">
      <style:table-column-properties style:column-width="4.4375in"/>
    </style:style>
    <style:style style:name="Tabela12.C" style:family="table-column">
      <style:table-column-properties style:column-width="1.0729in"/>
    </style:style>
    <style:style style:name="Tabela12.A1" style:family="table-cell">
      <style:table-cell-properties style:vertical-align="top" fo:background-color="#e5e5e5" fo:padding-left="0.0069in" fo:padding-right="0.0069in" fo:padding-top="0in" fo:padding-bottom="0in" fo:border="0.5pt solid #000080">
        <style:background-image/>
      </style:table-cell-properties>
    </style:style>
    <style:style style:name="Tabela12.A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B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C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4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B4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C4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5" style:family="table-cell">
      <style:table-cell-properties style:vertical-align="top" fo:padding-left="0.0069in" fo:padding-right="0.0069in" fo:padding-top="0in" fo:padding-bottom="0in" fo:border-left="0.5pt solid #000080" fo:border-right="0.5pt solid #000080" fo:border-top="0.5pt solid #000080" fo:border-bottom="0.5pt solid #000000"/>
    </style:style>
    <style:style style:name="Tabela12.B5" style:family="table-cell">
      <style:table-cell-properties style:vertical-align="top" fo:padding-left="0.0069in" fo:padding-right="0.0069in" fo:padding-top="0in" fo:padding-bottom="0in" fo:border-left="0.5pt solid #000080" fo:border-right="0.5pt solid #000080" fo:border-top="0.5pt solid #000080" fo:border-bottom="0.5pt solid #000000"/>
    </style:style>
    <style:style style:name="Tabela12.C5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6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5pt solid #000080"/>
    </style:style>
    <style:style style:name="Tabela12.B6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6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7" style:family="table-cell">
      <style:table-cell-properties style:vertical-align="top" fo:padding-left="0.0069in" fo:padding-right="0.0069in" fo:padding-top="0in" fo:padding-bottom="0in" fo:border-left="0.5pt solid #000080" fo:border-right="0.5pt solid #000000" fo:border-top="0.5pt solid #000080" fo:border-bottom="0.5pt solid #000000"/>
    </style:style>
    <style:style style:name="Tabela12.B7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7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8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5pt solid #000080"/>
    </style:style>
    <style:style style:name="Tabela12.B8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8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9" style:family="table-cell">
      <style:table-cell-properties style:vertical-align="top" fo:padding-left="0.0069in" fo:padding-right="0.0069in" fo:padding-top="0in" fo:padding-bottom="0in" fo:border-left="0.5pt solid #000080" fo:border-right="0.5pt solid #000000" fo:border-top="0.5pt solid #000080" fo:border-bottom="0.5pt solid #000080"/>
    </style:style>
    <style:style style:name="Tabela12.B9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9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10" style:family="table-cell">
      <style:table-cell-properties style:vertical-align="top" fo:padding-left="0.0069in" fo:padding-right="0.0069in" fo:padding-top="0in" fo:padding-bottom="0in" fo:border-left="0.5pt solid #000080" fo:border-right="0.5pt solid #000000" fo:border-top="0.5pt solid #000080" fo:border-bottom="0.5pt solid #000080"/>
    </style:style>
    <style:style style:name="Tabela12.B10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10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2.A11" style:family="table-cell">
      <style:table-cell-properties style:vertical-align="top" fo:padding-left="0.0069in" fo:padding-right="0.0069in" fo:padding-top="0in" fo:padding-bottom="0in" fo:border-left="0.5pt solid #000080" fo:border-right="0.5pt solid #000000" fo:border-top="0.5pt solid #000080" fo:border-bottom="0.25pt solid #000000"/>
    </style:style>
    <style:style style:name="Tabela12.B11" style:family="table-cell">
      <style:table-cell-properties style:vertical-align="top" fo:padding-left="0.0069in" fo:padding-right="0.0069in" fo:padding-top="0in" fo:padding-bottom="0in" fo:border-left="0.5pt solid #000000" fo:border-right="0.5pt solid #000080" fo:border-top="0.5pt solid #000000" fo:border-bottom="0.5pt solid #000000"/>
    </style:style>
    <style:style style:name="Tabela12.C11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3" style:family="table">
      <style:table-properties style:width="6.616in" fo:margin-left="0in" table:align="left" style:writing-mode="lr-tb"/>
    </style:style>
    <style:style style:name="Tabela13.A" style:family="table-column">
      <style:table-column-properties style:column-width="1.1042in"/>
    </style:style>
    <style:style style:name="Tabela13.B" style:family="table-column">
      <style:table-column-properties style:column-width="4.4431in"/>
    </style:style>
    <style:style style:name="Tabela13.C" style:family="table-column">
      <style:table-column-properties style:column-width="1.0688in"/>
    </style:style>
    <style:style style:name="Tabela13.A1" style:family="table-cell">
      <style:table-cell-properties style:vertical-align="top" fo:background-color="#e5e5e5" fo:padding-left="0.0069in" fo:padding-right="0.0069in" fo:padding-top="0in" fo:padding-bottom="0in" fo:border="0.5pt solid #000080">
        <style:background-image/>
      </style:table-cell-properties>
    </style:style>
    <style:style style:name="Tabela13.A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3.B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3.C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3.A3" style:family="table-cell">
      <style:table-cell-properties style:vertical-align="top" fo:background-color="#e5e5e5" fo:padding-left="0.0069in" fo:padding-right="0.0069in" fo:padding-top="0in" fo:padding-bottom="0in" fo:border-left="0.5pt solid #000080" fo:border-right="0.5pt solid #000080" fo:border-top="0.5pt solid #000080" fo:border-bottom="0.5pt solid #000000">
        <style:background-image/>
      </style:table-cell-properties>
    </style:style>
    <style:style style:name="Tabela13.A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B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C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A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B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C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A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B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C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A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B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3.C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" style:family="table">
      <style:table-properties style:width="6.616in" fo:margin-left="0in" table:align="left" style:writing-mode="lr-tb"/>
    </style:style>
    <style:style style:name="Tabela14.A" style:family="table-column">
      <style:table-column-properties style:column-width="1.125in"/>
    </style:style>
    <style:style style:name="Tabela14.B" style:family="table-column">
      <style:table-column-properties style:column-width="4.5521in"/>
    </style:style>
    <style:style style:name="Tabela14.C" style:family="table-column">
      <style:table-column-properties style:column-width="0.9389in"/>
    </style:style>
    <style:style style:name="Tabela14.A1" style:family="table-cell">
      <style:table-cell-properties style:vertical-align="top" fo:background-color="#e5e5e5" fo:padding-left="0.0069in" fo:padding-right="0.0069in" fo:padding-top="0in" fo:padding-bottom="0in" fo:border="0.5pt solid #000080">
        <style:background-image/>
      </style:table-cell-properties>
    </style:style>
    <style:style style:name="Tabela14.A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4.B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4.C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4.A3" style:family="table-cell">
      <style:table-cell-properties style:vertical-align="top" fo:background-color="#e5e5e5" fo:padding-left="0.0069in" fo:padding-right="0.0069in" fo:padding-top="0in" fo:padding-bottom="0in" fo:border-left="0.5pt solid #000080" fo:border-right="0.5pt solid #000080" fo:border-top="0.5pt solid #000080" fo:border-bottom="0.5pt solid #000000">
        <style:background-image/>
      </style:table-cell-properties>
    </style:style>
    <style:style style:name="Tabela14.A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B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B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B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B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8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4.B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9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4.B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10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4.B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A11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4.B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4.C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" style:family="table">
      <style:table-properties style:width="6.616in" fo:margin-left="0in" table:align="left" style:writing-mode="lr-tb"/>
    </style:style>
    <style:style style:name="Tabela15.A" style:family="table-column">
      <style:table-column-properties style:column-width="1.1354in"/>
    </style:style>
    <style:style style:name="Tabela15.B" style:family="table-column">
      <style:table-column-properties style:column-width="4.4118in"/>
    </style:style>
    <style:style style:name="Tabela15.C" style:family="table-column">
      <style:table-column-properties style:column-width="1.0688in"/>
    </style:style>
    <style:style style:name="Tabela15.A1" style:family="table-cell">
      <style:table-cell-properties style:vertical-align="top" fo:background-color="#e5e5e5" fo:padding-left="0.0069in" fo:padding-right="0.0069in" fo:padding-top="0in" fo:padding-bottom="0in" fo:border="0.5pt solid #000000">
        <style:background-image/>
      </style:table-cell-properties>
    </style:style>
    <style:style style:name="Tabela15.A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8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5.B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9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5.B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10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5.B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11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5.B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1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1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C1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A1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5.B13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ela15.C13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none" fo:border-bottom="0.5pt solid #000000"/>
    </style:style>
    <style:style style:name="Tabela16" style:family="table">
      <style:table-properties style:width="6.6146in" table:align="left" style:writing-mode="lr-tb"/>
    </style:style>
    <style:style style:name="Tabela16.A" style:family="table-column">
      <style:table-column-properties style:column-width="1.1458in"/>
    </style:style>
    <style:style style:name="Tabela16.B" style:family="table-column">
      <style:table-column-properties style:column-width="4.3958in"/>
    </style:style>
    <style:style style:name="Tabela16.C" style:family="table-column">
      <style:table-column-properties style:column-width="1.0729in"/>
    </style:style>
    <style:style style:name="Tabela16.A1" style:family="table-cell">
      <style:table-cell-properties style:vertical-align="top" fo:background-color="#e5e5e5" fo:padding-left="0.0069in" fo:padding-right="0.0069in" fo:padding-top="0in" fo:padding-bottom="0in" fo:border="0.5pt solid #000080">
        <style:background-image/>
      </style:table-cell-properties>
    </style:style>
    <style:style style:name="Tabela16.A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6.B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6.C2" style:family="table-cell">
      <style:table-cell-properties style:vertical-align="top" fo:padding-left="0.0069in" fo:padding-right="0.0069in" fo:padding-top="0in" fo:padding-bottom="0in" fo:border="0.5pt solid #000080"/>
    </style:style>
    <style:style style:name="Tabela16.A3" style:family="table-cell">
      <style:table-cell-properties style:vertical-align="top" fo:background-color="#e5e5e5" fo:padding-left="0.0069in" fo:padding-right="0.0069in" fo:padding-top="0in" fo:padding-bottom="0in" fo:border-left="0.5pt solid #000080" fo:border-right="0.5pt solid #000080" fo:border-top="0.5pt solid #000080" fo:border-bottom="0.5pt solid #000000">
        <style:background-image/>
      </style:table-cell-properties>
    </style:style>
    <style:style style:name="Tabela16.A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0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6.B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1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6.B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2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6.B1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3" style:family="table-cell">
      <style:table-cell-properties style:vertical-align="top" fo:padding-left="0.0069in" fo:padding-right="0.0069in" fo:padding-top="0in" fo:padding-bottom="0in" fo:border-left="0.5pt solid #000000" fo:border-right="0.5pt solid #000000" fo:border-top="0.5pt solid #000000" fo:border-bottom="0.25pt solid #000000"/>
    </style:style>
    <style:style style:name="Tabela16.B1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1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1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1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4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5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6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7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8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2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2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29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3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3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30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3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3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31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3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3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32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A3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B33" style:family="table-cell">
      <style:table-cell-properties style:vertical-align="top" fo:padding-left="0.0069in" fo:padding-right="0.0069in" fo:padding-top="0in" fo:padding-bottom="0in" fo:border="0.5pt solid #000000"/>
    </style:style>
    <style:style style:name="Tabela16.C33" style:family="table-cell">
      <style:table-cell-properties style:vertical-align="top" fo:padding-left="0.0069in" fo:padding-right="0.0069in" fo:padding-top="0in" fo:padding-bottom="0in" fo:border="0.5pt solid #000000"/>
    </style:style>
    <style:style style:name="P1" style:family="paragraph" style:parent-style-name="Standard">
      <style:paragraph-properties fo:margin-top="0in" fo:margin-bottom="0in" fo:line-height="100%" fo:break-before="auto" fo:break-after="auto" style:writing-mode="lr-tb"/>
      <style:text-properties style:font-name="Spranq eco sans" fo:font-size="10pt" fo:font-weight="bold" style:font-name-asian="Spranq eco sans" style:font-size-asian="10pt" style:font-weight-asian="bold" style:font-name-complex="Spranq eco sans" style:font-size-complex="10pt" style:font-weight-complex="bold"/>
    </style:style>
    <style:style style:name="P2" style:family="paragraph" style:parent-style-name="Standard">
      <style:paragraph-properties fo:margin-top="0in" fo:margin-bottom="0in" fo:line-height="100%" fo:text-align="justify" style:justify-single-word="false" fo:orphans="2" fo:widows="2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margin-top="0in" fo:margin-bottom="0in" fo:line-height="100%" fo:text-align="justify" style:justify-single-word="false" fo:orphans="2" fo:widows="2" fo:break-before="auto" fo:break-after="auto" style:writing-mode="lr-tb"/>
    </style:style>
    <style:style style:name="P4" style:family="paragraph" style:parent-style-name="Standard">
      <style:paragraph-properties fo:margin-top="0.1181in" fo:margin-bottom="0in" fo:line-height="100%" fo:break-before="auto" fo:break-after="auto" style:writing-mode="lr-tb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00%" fo:orphans="2" fo:widows="2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00%" fo:text-align="justify" style:justify-single-word="false" fo:orphans="2" fo:widows="2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00%" fo:break-before="auto" fo:break-after="auto" style:writing-mode="lr-tb"/>
    </style:style>
    <style:style style:name="P10" style:family="paragraph" style:parent-style-name="Standard">
      <style:paragraph-properties fo:margin-top="0in" fo:margin-bottom="0.8543in" fo:line-height="100%" fo:break-before="auto" fo:break-after="auto" style:writing-mode="lr-tb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margin-left="0in" fo:margin-right="0in" fo:margin-top="0.1665in" fo:margin-bottom="0.1665in" fo:line-height="100%" fo:text-indent="0in" style:auto-text-indent="false" fo:break-before="auto" fo:break-after="auto" fo:keep-with-next="always" style:writing-mode="lr-tb"/>
    </style:style>
    <style:style style:name="P23" style:family="paragraph" style:parent-style-name="Standard">
      <style:paragraph-properties fo:margin-left="0in" fo:margin-right="0in" fo:margin-top="0.1665in" fo:margin-bottom="0.1665in" fo:line-height="100%" fo:text-indent="0in" style:auto-text-indent="false" fo:break-before="page" fo:keep-with-next="always" style:writing-mode="lr-tb"/>
    </style:style>
    <style:style style:name="P24" style:family="paragraph" style:parent-style-name="Standard">
      <style:paragraph-properties fo:margin-left="0in" fo:margin-right="0in" fo:margin-top="0.028in" fo:margin-bottom="0.028in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0.25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>
        <style:tab-stops>
          <style:tab-stop style:position="0.4925in"/>
        </style:tab-stops>
      </style:paragraph-properties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>
        <style:tab-stops>
          <style:tab-stop style:position="0.4925in"/>
        </style:tab-stops>
      </style:paragraph-properties>
    </style:style>
    <style:style style:name="P27" style:family="paragraph" style:parent-style-name="Standard">
      <style:paragraph-properties fo:margin-left="0in" fo:margin-right="0in" fo:margin-top="0.0417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.4925in" style:auto-text-indent="false" fo:break-before="auto" fo:break-after="auto" style:writing-mode="lr-tb"/>
    </style:style>
    <style:style style:name="P30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.4925in" style:auto-text-indent="false" fo:break-before="auto" fo:break-after="auto" style:writing-mode="lr-tb"/>
      <style:text-properties style:text-line-through-style="solid" style:font-name="Times New Roman" style:font-name-asian="Times New Roman" style:font-name-complex="Times New Roman"/>
    </style:style>
    <style:style style:name="P32" style:family="paragraph" style:parent-style-name="Standard">
      <style:paragraph-properties fo:margin-top="0.0693in" fo:margin-bottom="0in" fo:line-height="100%" fo:orphans="2" fo:widows="2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>
      <style:paragraph-properties fo:margin-left="0.4335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>
      <style:paragraph-properties fo:margin-left="0.4335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</style:style>
    <style:style style:name="P35" style:family="paragraph" style:parent-style-name="Standard">
      <style:paragraph-properties fo:margin-left="0in" fo:margin-right="0in" fo:margin-top="0.0417in" fo:margin-bottom="0in" fo:line-height="100%" fo:text-align="justify" style:justify-single-word="false" fo:orphans="2" fo:widows="2" fo:text-indent="0.3937in" style:auto-text-indent="false" fo:break-before="auto" fo:break-after="auto" style:writing-mode="lr-tb"/>
    </style:style>
    <style:style style:name="P36" style:family="paragraph" style:parent-style-name="Standard">
      <style:paragraph-properties fo:margin-left="0in" fo:margin-right="0in" fo:margin-top="0.028in" fo:margin-bottom="0in" fo:line-height="100%" fo:orphans="2" fo:widows="2" fo:text-indent="0.3937in" style:auto-text-indent="false" fo:break-before="auto" fo:break-after="auto" style:writing-mode="lr-tb">
        <style:tab-stops>
          <style:tab-stop style:position="0.25in"/>
        </style:tab-stops>
      </style:paragraph-properties>
    </style:style>
    <style:style style:name="P37" style:family="paragraph" style:parent-style-name="Standard">
      <style:paragraph-properties fo:margin-left="0in" fo:margin-right="0in" fo:margin-top="0.028in" fo:margin-bottom="0.028in" fo:line-height="100%" fo:orphans="2" fo:widows="2" fo:text-indent="0.3937in" style:auto-text-indent="false" fo:break-before="auto" fo:break-after="auto" style:writing-mode="lr-tb">
        <style:tab-stops>
          <style:tab-stop style:position="0.25in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top="0.028in" fo:margin-bottom="0in" fo:line-height="100%" fo:orphans="2" fo:widows="2" fo:break-before="auto" fo:break-after="auto" style:writing-mode="lr-tb">
        <style:tab-stops>
          <style:tab-stop style:position="0.25in"/>
        </style:tab-stops>
      </style:paragraph-properties>
    </style:style>
    <style:style style:name="P39" style:family="paragraph" style:parent-style-name="Standard">
      <style:paragraph-properties fo:margin-top="0.028in" fo:margin-bottom="0in" fo:line-height="100%" fo:orphans="2" fo:widows="2" fo:break-before="auto" fo:break-after="auto" style:writing-mode="lr-tb">
        <style:tab-stops>
          <style:tab-stop style:position="0.25in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0" style:family="paragraph" style:parent-style-name="Standard">
      <style:paragraph-properties fo:margin-left="1in" fo:margin-right="0in" fo:margin-top="0.028in" fo:margin-bottom="0.028in" fo:line-height="100%" fo:text-align="start" style:justify-single-word="false" fo:orphans="2" fo:widows="2" fo:text-indent="-1in" style:auto-text-indent="false" fo:break-before="auto" fo:break-after="auto" style:writing-mode="lr-tb">
        <style:tab-stops>
          <style:tab-stop style:position="-0.75in"/>
        </style:tab-stops>
      </style:paragraph-properties>
    </style:style>
    <style:style style:name="P41" style:family="paragraph" style:parent-style-name="Standard">
      <style:paragraph-properties fo:margin-left="0.4335in" fo:margin-right="0in" fo:margin-top="0in" fo:margin-bottom="0in" fo:line-height="100%" fo:text-align="justify" style:justify-single-word="false" fo:orphans="2" fo:widows="2" fo:text-indent="-0.4335in" style:auto-text-indent="false" fo:break-before="auto" fo:break-after="auto" style:writing-mode="lr-tb"/>
    </style:style>
    <style:style style:name="P42" style:family="paragraph" style:parent-style-name="Standard">
      <style:paragraph-properties fo:margin-left="0.4335in" fo:margin-right="0in" fo:margin-top="0in" fo:margin-bottom="0in" fo:line-height="100%" fo:text-align="justify" style:justify-single-word="false" fo:orphans="2" fo:widows="2" fo:text-indent="-0.4335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3" style:family="paragraph" style:parent-style-name="Standard">
      <style:paragraph-properties fo:margin-left="1.4772in" fo:margin-right="0in" fo:margin-top="0in" fo:margin-bottom="0in" fo:line-height="100%" fo:text-align="start" style:justify-single-word="false" fo:orphans="2" fo:widows="2" fo:text-indent="-1.4772in" style:auto-text-indent="false" fo:break-before="auto" fo:break-after="auto" style:writing-mode="lr-tb"/>
    </style:style>
    <style:style style:name="P44" style:family="paragraph" style:parent-style-name="Standard">
      <style:paragraph-properties fo:margin-top="0.028in" fo:margin-bottom="0.028in" fo:line-height="100%" fo:orphans="2" fo:widows="2" fo:break-before="auto" fo:break-after="auto" style:writing-mode="lr-tb">
        <style:tab-stops>
          <style:tab-stop style:position="0.25in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5" style:family="paragraph" style:parent-style-name="Standard">
      <style:paragraph-properties fo:margin-top="0.028in" fo:margin-bottom="0.028in" fo:line-height="100%" fo:orphans="2" fo:widows="2" fo:break-before="auto" fo:break-after="auto" style:writing-mode="lr-tb">
        <style:tab-stops>
          <style:tab-stop style:position="0.25in"/>
        </style:tab-stops>
      </style:paragraph-properties>
    </style:style>
    <style:style style:name="P46" style:family="paragraph" style:parent-style-name="Standard">
      <style:paragraph-properties fo:margin-left="0.9752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7" style:family="paragraph" style:parent-style-name="Standard">
      <style:paragraph-properties fo:margin-left="0.9752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</style:style>
    <style:style style:name="P48" style:family="paragraph" style:parent-style-name="Standard">
      <style:paragraph-properties fo:margin-left="0.9752in" fo:margin-right="0in" fo:margin-top="0.028in" fo:margin-bottom="0.028in" fo:line-height="100%" fo:text-align="justify" style:justify-single-word="false" fo:orphans="2" fo:widows="2" fo:text-indent="0.4925in" style:auto-text-indent="false" fo:break-before="auto" fo:break-after="auto" style:writing-mode="lr-tb">
        <style:tab-stops>
          <style:tab-stop style:position="-0.7252in"/>
        </style:tab-stops>
      </style:paragraph-properties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margin-left="0.9752in" fo:margin-right="0in" fo:margin-top="0.028in" fo:margin-bottom="0.028in" fo:line-height="100%" fo:text-align="justify" style:justify-single-word="false" fo:orphans="2" fo:widows="2" fo:text-indent="0.4925in" style:auto-text-indent="false" fo:break-before="auto" fo:break-after="auto" style:writing-mode="lr-tb">
        <style:tab-stops>
          <style:tab-stop style:position="-0.7252in"/>
        </style:tab-stops>
      </style:paragraph-properties>
    </style:style>
    <style:style style:name="P50" style:family="paragraph" style:parent-style-name="Standard">
      <style:paragraph-properties fo:margin-left="1in" fo:margin-right="0in" fo:margin-top="0.028in" fo:margin-bottom="0in" fo:line-height="100%" fo:orphans="2" fo:widows="2" fo:text-indent="0in" style:auto-text-indent="false" fo:break-before="auto" fo:break-after="auto" style:writing-mode="lr-tb">
        <style:tab-stops>
          <style:tab-stop style:position="-0.75in"/>
        </style:tab-stops>
      </style:paragraph-properties>
    </style:style>
    <style:style style:name="P51" style:family="paragraph" style:parent-style-name="Standard">
      <style:paragraph-properties fo:margin-left="0.25in" fo:margin-right="0in" fo:margin-top="0.028in" fo:margin-bottom="0.028in" fo:line-height="100%" fo:text-align="start" style:justify-single-word="false" fo:orphans="2" fo:widows="2" fo:text-indent="-0.25in" style:auto-text-indent="false" fo:break-before="auto" fo:break-after="auto" style:writing-mode="lr-tb">
        <style:tab-stops>
          <style:tab-stop style:position="0in"/>
        </style:tab-stops>
      </style:paragraph-properties>
    </style:style>
    <style:style style:name="P52" style:family="paragraph" style:parent-style-name="Standard">
      <style:paragraph-properties fo:margin-left="0.25in" fo:margin-right="0in" fo:margin-top="0.028in" fo:margin-bottom="0in" fo:line-height="100%" fo:text-align="start" style:justify-single-word="false" fo:orphans="2" fo:widows="2" fo:text-indent="-0.25in" style:auto-text-indent="false" fo:break-before="auto" fo:break-after="auto" style:writing-mode="lr-tb"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 fo:margin-left="0.0146in" fo:margin-right="0in" fo:margin-top="0.028in" fo:margin-bottom="0.028in" fo:line-height="100%" fo:text-align="start" style:justify-single-word="false" fo:orphans="2" fo:widows="2" fo:text-indent="-0.0146in" style:auto-text-indent="false" fo:break-before="auto" fo:break-after="auto" style:writing-mode="lr-tb"/>
    </style:style>
    <style:style style:name="P54" style:family="paragraph" style:parent-style-name="Standard" style:master-page-name="Standard">
      <style:paragraph-properties fo:margin-top="0.7874in" fo:margin-bottom="0in" fo:line-height="100%" style:page-number="auto" fo:break-before="auto" fo:break-after="auto" style:writing-mode="lr-tb"/>
    </style:style>
    <style:style style:name="P55" style:family="paragraph" style:parent-style-name="Standard">
      <style:paragraph-properties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Standard" style:master-pag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8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0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1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66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68" style:family="paragraph" style:parent-style-name="Standard" style:list-style-name="LS2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</style:style>
    <style:style style:name="P69" style:family="paragraph" style:parent-style-name="Standard">
      <style:paragraph-properties fo:margin-left="0in" fo:margin-right="0in" fo:margin-top="0.028in" fo:margin-bottom="0.028in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0.25in"/>
        </style:tab-stops>
      </style:paragraph-properties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0" style:family="paragraph" style:parent-style-name="Standard">
      <style:paragraph-properties fo:margin-left="0in" fo:margin-right="0in" fo:margin-top="0.028in" fo:margin-bottom="0.028in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0.25in"/>
        </style:tab-stops>
      </style:paragraph-properties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>
        <style:tab-stops>
          <style:tab-stop style:position="0.4925in"/>
        </style:tab-stops>
      </style:paragraph-properties>
    </style:style>
    <style:style style:name="P72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>
        <style:tab-stops>
          <style:tab-stop style:position="3.1453in"/>
        </style:tab-stops>
      </style:paragraph-properties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3" style:family="paragraph" style:parent-style-name="Standard" style:list-style-name="LS1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74" style:family="paragraph" style:parent-style-name="Standard" style:list-style-name="LS1">
      <style:paragraph-properties fo:margin-left="0in" fo:margin-right="0in" fo:margin-top="0in" fo:margin-bottom="0in" fo:line-height="100%" fo:text-align="justify" style:justify-single-word="false" fo:orphans="2" fo:widows="2" fo:text-indent="0.4925in" style:auto-text-indent="false" fo:break-before="auto" fo:break-after="auto" style:writing-mode="lr-tb"/>
    </style:style>
    <style:style style:name="P75" style:family="paragraph" style:parent-style-name="Standard">
      <style:paragraph-properties fo:margin-left="0.25in" fo:margin-right="0in" fo:margin-top="0.028in" fo:margin-bottom="0.028in" fo:line-height="100%" fo:text-align="start" style:justify-single-word="false" fo:orphans="2" fo:widows="2" fo:text-indent="-0.25in" style:auto-text-indent="false" fo:break-before="auto" fo:break-after="auto" style:writing-mode="lr-tb">
        <style:tab-stops>
          <style:tab-stop style:position="0in"/>
        </style:tab-stops>
      </style:paragraph-properties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6" style:family="paragraph" style:parent-style-name="Standard">
      <style:paragraph-properties fo:margin-left="0.25in" fo:margin-right="0in" fo:margin-top="0.028in" fo:margin-bottom="0.028in" fo:line-height="100%" fo:text-align="start" style:justify-single-word="false" fo:orphans="2" fo:widows="2" fo:text-indent="-0.25in" style:auto-text-indent="false" fo:break-before="auto" fo:break-after="auto" style:writing-mode="lr-tb">
        <style:tab-stops>
          <style:tab-stop style:position="0in"/>
        </style:tab-stops>
      </style:paragraph-properties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7" style:family="paragraph" style:parent-style-name="Standard">
      <style:paragraph-properties fo:margin-left="0.25in" fo:margin-right="0in" fo:margin-top="0.028in" fo:margin-bottom="0.028in" fo:line-height="100%" fo:text-align="start" style:justify-single-word="false" fo:orphans="2" fo:widows="2" fo:text-indent="-0.25in" style:auto-text-indent="false" fo:break-before="auto" fo:break-after="auto" style:writing-mode="lr-tb">
        <style:tab-stops>
          <style:tab-stop style:position="0in"/>
        </style:tab-stops>
      </style:paragraph-properties>
    </style:style>
    <style:style style:name="P78" style:family="paragraph" style:parent-style-name="Standard">
      <style:paragraph-properties fo:margin-left="0.25in" fo:margin-right="0in" fo:margin-top="0.028in" fo:margin-bottom="0.028in" fo:line-height="100%" fo:text-align="start" style:justify-single-word="false" fo:orphans="2" fo:widows="2" fo:text-indent="-0.25in" style:auto-text-indent="false" style:writing-mode="lr-tb">
        <style:tab-stops>
          <style:tab-stop style:position="0in"/>
        </style:tab-stops>
      </style:paragraph-properties>
    </style:style>
    <style:style style:name="P79" style:family="paragraph" style:parent-style-name="Standard">
      <style:paragraph-properties fo:line-height="10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Spranq eco sans" fo:font-size="10pt" fo:font-weight="bold" style:font-name-asian="Spranq eco sans" style:font-size-asian="10pt" style:font-weight-asian="bold" style:font-name-complex="Spranq eco sans" style:font-size-complex="10pt" style:font-weight-complex="bold"/>
    </style:style>
    <style:style style:name="T2" style:family="text">
      <style:text-properties style:font-name="Spranq eco sans" fo:font-weight="bold" style:font-name-asian="Spranq eco sans" style:font-weight-asian="bold" style:font-name-complex="Spranq eco sans" style:font-weight-complex="bold"/>
    </style:style>
    <style:style style:name="T3" style:family="text">
      <style:text-properties style:font-name="Spranq eco sans" fo:font-size="8pt" fo:font-weight="normal" style:font-name-asian="Spranq eco sans" style:font-size-asian="8pt" style:font-weight-asian="normal" style:font-name-complex="Spranq eco sans" style:font-size-complex="8pt" style:font-weight-complex="normal"/>
    </style:style>
    <style:style style:name="T4" style:family="text">
      <style:text-properties style:font-name="Spranq eco sans" fo:font-size="8pt" style:font-name-asian="Spranq eco sans" style:font-size-asian="8pt" style:font-name-complex="Spranq eco sans" style:font-size-complex="8pt"/>
    </style:style>
    <style:style style:name="T5" style:family="text">
      <style:text-properties style:font-name="Spranq eco sans" fo:font-size="8pt" fo:font-weight="bold" style:font-name-asian="Spranq eco sans" style:font-size-asian="8pt" style:font-weight-asian="bold" style:font-name-complex="Spranq eco sans" style:font-size-complex="8pt" style:font-weight-complex="bold"/>
    </style:style>
    <style:style style:name="T6" style:family="text"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7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0" style:family="text"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4" style:family="text">
      <style:text-properties fo:color="#000000" style:text-line-through-style="none"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tab/></text:p>
      <text:p text:style-name="P22"><text:span text:style-name="T7">Histórico</text:span><text:span text:style-name="T7"> </text:span><text:span text:style-name="T7">de</text:span><text:span text:style-name="T7"> </text:span><text:span text:style-name="T7">Versões</text:span></text:p>
      <text:p text:style-name="P28"/>
      <text:p text:style-name="P72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57">Data</text:p>
          </table:table-cell>
          <table:table-cell table:style-name="Tabela1.A1" office:value-type="string">
            <text:p text:style-name="P57">Versão</text:p>
          </table:table-cell>
          <table:table-cell table:style-name="Tabela1.A1" office:value-type="string">
            <text:p text:style-name="P57">Descrição</text:p>
          </table:table-cell>
          <table:table-cell table:style-name="Tabela1.A1" office:value-type="string">
            <text:p text:style-name="P57">Autor</text:p>
          </table:table-cell>
          <table:table-cell table:style-name="Tabela1.A1" office:value-type="string">
            <text:p text:style-name="P57">Revisor</text:p>
          </table:table-cell>
          <table:table-cell table:style-name="Tabela1.A1" office:value-type="string">
            <text:p text:style-name="P12"><text:span text:style-name="T10">Aprovado</text:span><text:span text:style-name="T10"> </text:span><text:span text:style-name="T10">por</text:span></text:p>
          </table:table-cell>
        </table:table-row>
        <table:table-row>
          <table:table-cell table:style-name="Tabela1.A2" office:value-type="string">
            <text:p text:style-name="P13"><text:span text:style-name="T12">11</text:span><text:span text:style-name="T11">/03/2015</text:span></text:p>
          </table:table-cell>
          <table:table-cell table:style-name="Tabela1.B2" office:value-type="string">
            <text:p text:style-name="P61">1.0</text:p>
          </table:table-cell>
          <table:table-cell table:style-name="Tabela1.C2" office:value-type="string">
            <text:p text:style-name="P13"><text:span text:style-name="T11">Criação</text:span><text:span text:style-name="T11"> </text:span><text:span text:style-name="T11">do</text:span><text:span text:style-name="T11"> </text:span><text:span text:style-name="T11">Documento</text:span></text:p>
          </table:table-cell>
          <table:table-cell table:style-name="Tabela1.D2" office:value-type="string">
            <text:p text:style-name="P13"><text:span text:style-name="T12">Eduarda</text:span><text:span text:style-name="T12">/</text:span><text:span text:style-name="T12">Jonathan</text:span><text:span text:style-name="T12">/</text:span><text:span text:style-name="T12">Silvio</text:span></text:p>
          </table:table-cell>
          <table:table-cell table:style-name="Tabela1.E2" office:value-type="string">
            <text:p text:style-name="P13"><text:span text:style-name="T11">Eliana</text:span><text:span text:style-name="T11"> </text:span><text:span text:style-name="T11">Pereira</text:span></text:p>
          </table:table-cell>
          <table:table-cell table:style-name="Tabela1.F2" office:value-type="string">
            <text:p text:style-name="P16"/>
          </table:table-cell>
        </table:table-row>
        <table:table-row>
          <table:table-cell table:style-name="Tabela1.A3" office:value-type="string">
            <text:p text:style-name="P63">12/03/2015</text:p>
          </table:table-cell>
          <table:table-cell table:style-name="Tabela1.B3" office:value-type="string">
            <text:p text:style-name="P63">1.1</text:p>
          </table:table-cell>
          <table:table-cell table:style-name="Tabela1.C3" office:value-type="string">
            <text:p text:style-name="P13"><text:span text:style-name="T12">Ajuste</text:span><text:span text:style-name="T12"> </text:span><text:span text:style-name="T12">do</text:span><text:span text:style-name="T12"> </text:span><text:span text:style-name="T12">Documento</text:span></text:p>
          </table:table-cell>
          <table:table-cell table:style-name="Tabela1.D3" office:value-type="string">
            <text:p text:style-name="P13"><text:span text:style-name="T12">Denilson</text:span><text:span text:style-name="T12">/</text:span><text:span text:style-name="T12">Eduarda</text:span><text:span text:style-name="T12">/</text:span><text:span text:style-name="T12">Michelly</text:span></text:p>
          </table:table-cell>
          <table:table-cell table:style-name="Tabela1.E3" office:value-type="string">
            <text:p text:style-name="P13"><text:span text:style-name="T12">Eliana</text:span><text:span text:style-name="T12"> </text:span><text:span text:style-name="T12">Pereira</text:span></text:p>
          </table:table-cell>
          <table:table-cell table:style-name="Tabela1.F3" office:value-type="string">
            <text:p text:style-name="P30"/>
          </table:table-cell>
        </table:table-row>
        <table:table-row>
          <table:table-cell table:style-name="Tabela1.A4" office:value-type="string">
            <text:p text:style-name="P61">26/03/2015</text:p>
          </table:table-cell>
          <table:table-cell table:style-name="Tabela1.B4" office:value-type="string">
            <text:p text:style-name="P61">1.2</text:p>
          </table:table-cell>
          <table:table-cell table:style-name="Tabela1.C4" office:value-type="string">
            <text:p text:style-name="P13"><text:span text:style-name="T11">Ajuste</text:span><text:span text:style-name="T11"> </text:span><text:span text:style-name="T11">do</text:span><text:span text:style-name="T11"> </text:span><text:span text:style-name="T11">Documento</text:span></text:p>
          </table:table-cell>
          <table:table-cell table:style-name="Tabela1.D4" office:value-type="string">
            <text:p text:style-name="P61">Denilson</text:p>
          </table:table-cell>
          <table:table-cell table:style-name="Tabela1.E4" office:value-type="string">
            <text:p text:style-name="P16"/>
          </table:table-cell>
          <table:table-cell table:style-name="Tabela1.F4" office:value-type="string">
            <text:p text:style-name="P30"/>
          </table:table-cell>
        </table:table-row>
      </table:table>
      <text:p text:style-name="P11"/>
      <text:p text:style-name="P32"/>
      <text:p text:style-name="P20"/>
      <text:p text:style-name="P23"><text:span text:style-name="T7">Documento</text:span><text:span text:style-name="T7"> </text:span><text:span text:style-name="T7">de</text:span><text:span text:style-name="T7"> </text:span><text:span text:style-name="T7">Visão</text:span><text:span text:style-name="T7"> </text:span><text:span text:style-name="T7">do</text:span><text:span text:style-name="T7"> </text:span><text:span text:style-name="T7">Sistema</text:span></text:p>
      <text:p text:style-name="P2"/>
      <text:list xml:id="list933592108" text:style-name="LS1">
        <text:list-item>
          <text:p text:style-name="P73">Objetivo</text:p>
        </text:list-item>
      </text:list>
      <text:p text:style-name="P33"/>
      <text:p text:style-name="P35"><text:span text:style-name="T6">O</text:span><text:span text:style-name="T6"> </text:span><text:span text:style-name="T6">propósito</text:span><text:span text:style-name="T6"> </text:span><text:span text:style-name="T6">deste</text:span><text:span text:style-name="T6"> </text:span><text:span text:style-name="T6">documento</text:span><text:span text:style-name="T6"> </text:span><text:span text:style-name="T6">é</text:span><text:span text:style-name="T6"> </text:span><text:span text:style-name="T6">coletar</text:span><text:span text:style-name="T6">, </text:span><text:span text:style-name="T6">analisar</text:span><text:span text:style-name="T6"> </text:span><text:span text:style-name="T6">e</text:span><text:span text:style-name="T6"> </text:span><text:span text:style-name="T6">definir</text:span><text:span text:style-name="T6"> </text:span><text:span text:style-name="T6">as</text:span><text:span text:style-name="T6"> </text:span><text:span text:style-name="T6">necessidades</text:span><text:span text:style-name="T6"> </text:span><text:span text:style-name="T6">de</text:span><text:span text:style-name="T6"> </text:span><text:span text:style-name="T6">alto</text:span><text:span text:style-name="T6">-</text:span><text:span text:style-name="T6">nível</text:span><text:span text:style-name="T6"> </text:span><text:span text:style-name="T6">e</text:span><text:span text:style-name="T6"> </text:span><text:span text:style-name="T6">características</text:span><text:span text:style-name="T6"> </text:span><text:span text:style-name="T6">do</text:span><text:span text:style-name="T6"> </text:span><text:span text:style-name="T6">sistema</text:span><text:span text:style-name="T6">, </text:span><text:span text:style-name="T6">focando</text:span><text:span text:style-name="T6"> </text:span><text:span text:style-name="T6">nas</text:span><text:span text:style-name="T6"> </text:span><text:span text:style-name="T6">potencialidades</text:span><text:span text:style-name="T6"> </text:span><text:span text:style-name="T6">requeridas</text:span><text:span text:style-name="T6"> </text:span><text:span text:style-name="T6">pelos</text:span><text:span text:style-name="T6"> </text:span><text:span text:style-name="T6">afetados</text:span><text:span text:style-name="T6"> </text:span><text:span text:style-name="T6">e</text:span><text:span text:style-name="T6"> </text:span><text:span text:style-name="T6">usuários</text:span><text:span text:style-name="T6">-</text:span><text:span text:style-name="T6">alvo</text:span><text:span text:style-name="T6">, </text:span><text:span text:style-name="T6">e</text:span><text:span text:style-name="T6"> </text:span><text:span text:style-name="T6">como</text:span><text:span text:style-name="T6"> </text:span><text:span text:style-name="T6">estes</text:span><text:span text:style-name="T6"> </text:span><text:span text:style-name="T6">requisitos</text:span><text:span text:style-name="T6"> </text:span><text:span text:style-name="T6">foram</text:span><text:span text:style-name="T6"> </text:span><text:span text:style-name="T6">abordados</text:span><text:span text:style-name="T6"> </text:span><text:span text:style-name="T6">no</text:span><text:span text:style-name="T6"> </text:span><text:span text:style-name="T6">sistema</text:span><text:span text:style-name="T6">.</text:span></text:p>
      <text:p text:style-name="P35"><text:span text:style-name="T6">A</text:span><text:span text:style-name="T6"> </text:span><text:span text:style-name="T6">visão</text:span><text:span text:style-name="T6"> </text:span><text:span text:style-name="T6">do</text:span><text:span text:style-name="T6"> </text:span><text:span text:style-name="T6">sistema</text:span><text:span text:style-name="T6"> </text:span><text:span text:style-name="T6">documenta</text:span><text:span text:style-name="T6"> </text:span><text:span text:style-name="T6">o</text:span><text:span text:style-name="T6"> </text:span><text:span text:style-name="T6">ambiente</text:span><text:span text:style-name="T6"> </text:span><text:span text:style-name="T6">geral</text:span><text:span text:style-name="T6"> </text:span><text:span text:style-name="T6">de</text:span><text:span text:style-name="T6"> </text:span><text:span text:style-name="T6">processos</text:span><text:span text:style-name="T6"> </text:span><text:span text:style-name="T6">desenvolvidos</text:span><text:span text:style-name="T6"> </text:span><text:span text:style-name="T6">para</text:span><text:span text:style-name="T6"> </text:span><text:span text:style-name="T6">o</text:span><text:span text:style-name="T6"> </text:span><text:span text:style-name="T6">sistema</text:span><text:span text:style-name="T6">, </text:span><text:span text:style-name="T6">fornecendo</text:span><text:span text:style-name="T6"> </text:span><text:span text:style-name="T6">a</text:span><text:span text:style-name="T6"> </text:span><text:span text:style-name="T6">todos</text:span><text:span text:style-name="T6"> </text:span><text:span text:style-name="T6">os</text:span><text:span text:style-name="T6"> </text:span><text:span text:style-name="T6">envolvidos</text:span><text:span text:style-name="T6"> </text:span><text:span text:style-name="T6">uma</text:span><text:span text:style-name="T6"> </text:span><text:span text:style-name="T6">descrição</text:span><text:span text:style-name="T6"> </text:span><text:span text:style-name="T6">compreensível</text:span><text:span text:style-name="T6"> </text:span><text:span text:style-name="T6">deste</text:span><text:span text:style-name="T6"> </text:span><text:span text:style-name="T6">e</text:span><text:span text:style-name="T6"> </text:span><text:span text:style-name="T6">suas</text:span><text:span text:style-name="T6"> </text:span><text:span text:style-name="T6">macro</text:span><text:span text:style-name="T6">-</text:span><text:span text:style-name="T6">funcionalidades</text:span><text:span text:style-name="T6">.</text:span></text:p>
      <text:p text:style-name="P35"><text:span text:style-name="T6">O</text:span><text:span text:style-name="T6"> </text:span><text:span text:style-name="T6">Documento</text:span><text:span text:style-name="T6"> </text:span><text:span text:style-name="T6">de</text:span><text:span text:style-name="T6"> </text:span><text:span text:style-name="T6">Visão</text:span><text:span text:style-name="T6"> </text:span><text:span text:style-name="T6">do</text:span><text:span text:style-name="T6"> </text:span><text:span text:style-name="T6">Sistema</text:span><text:span text:style-name="T6"> </text:span><text:span text:style-name="T6">documenta</text:span><text:span text:style-name="T6"> </text:span><text:span text:style-name="T6">as</text:span><text:span text:style-name="T6"> </text:span><text:span text:style-name="T6">necessidades</text:span><text:span text:style-name="T6"> </text:span><text:span text:style-name="T6">e</text:span><text:span text:style-name="T6"> </text:span><text:span text:style-name="T6">funcionalidades</text:span><text:span text:style-name="T6"> </text:span><text:span text:style-name="T6">do</text:span><text:span text:style-name="T6"> </text:span><text:span text:style-name="T6">sistema</text:span><text:span text:style-name="T6">. </text:span></text:p>
      <text:p text:style-name="P33"/>
      <text:list xml:id="list1791001369" text:continue-numbering="true" text:style-name="LS1">
        <text:list-item>
          <text:p text:style-name="P74"><text:span text:style-name="T7">Descrição</text:span><text:span text:style-name="T7"> </text:span><text:span text:style-name="T7">do</text:span><text:span text:style-name="T7"> </text:span><text:span text:style-name="T7">Produto</text:span></text:p>
        </text:list-item>
      </text:list>
      <text:p text:style-name="P31"/>
      <text:p text:style-name="P29"><text:span text:style-name="T8">O</text:span><text:span text:style-name="T8"> </text:span><text:span text:style-name="T8">Gabinete</text:span><text:span text:style-name="T8"> </text:span><text:span text:style-name="T8">Virtual</text:span><text:span text:style-name="T8"> </text:span><text:span text:style-name="T8">do</text:span><text:span text:style-name="T8"> </text:span><text:span text:style-name="T8">IFRS</text:span><text:span text:style-name="T8">, </text:span><text:span text:style-name="T8">consiste</text:span><text:span text:style-name="T8"> </text:span><text:span text:style-name="T8">na</text:span><text:span text:style-name="T8"> </text:span><text:span text:style-name="T8">criação</text:span><text:span text:style-name="T8"> </text:span><text:span text:style-name="T8">de</text:span><text:span text:style-name="T8"> </text:span><text:span text:style-name="T8">documentos</text:span><text:span text:style-name="T8"> </text:span><text:span text:style-name="T8">pelo</text:span><text:span text:style-name="T8"> </text:span><text:span text:style-name="T8">servidor</text:span><text:span text:style-name="T8"> </text:span><text:span text:style-name="T8">a</text:span><text:span text:style-name="T8"> </text:span><text:span text:style-name="T8">partir</text:span><text:span text:style-name="T8"> </text:span><text:span text:style-name="T8">de</text:span><text:span text:style-name="T8"> </text:span><text:span text:style-name="T8">um</text:span><text:span text:style-name="T8"> </text:span><text:span text:style-name="T8">template</text:span><text:span text:style-name="T8">, </text:span><text:span text:style-name="T8">onde</text:span><text:span text:style-name="T8"> </text:span><text:span text:style-name="T8">será</text:span><text:span text:style-name="T8"> </text:span><text:span text:style-name="T8">submetido</text:span><text:span text:style-name="T8"> </text:span><text:span text:style-name="T8">a</text:span><text:span text:style-name="T8"> </text:span><text:span text:style-name="T8">aprovação</text:span><text:span text:style-name="T8"> </text:span><text:span text:style-name="T8">do</text:span><text:span text:style-name="T8"> </text:span><text:span text:style-name="T8">documento</text:span><text:span text:style-name="T8"> </text:span><text:span text:style-name="T8">pelo</text:span><text:span text:style-name="T8"> </text:span><text:span text:style-name="T8">gabinete</text:span><text:span text:style-name="T8">, </text:span><text:span text:style-name="T8">caso</text:span><text:span text:style-name="T8"> </text:span><text:span text:style-name="T8">o</text:span><text:span text:style-name="T8"> </text:span><text:span text:style-name="T8">gabinete</text:span><text:span text:style-name="T8"> </text:span><text:span text:style-name="T8">não</text:span><text:span text:style-name="T8"> </text:span><text:span text:style-name="T8">aprove</text:span><text:span text:style-name="T8"> </text:span><text:span text:style-name="T8">o</text:span><text:span text:style-name="T8"> </text:span><text:span text:style-name="T8">documento</text:span><text:span text:style-name="T8">, </text:span><text:span text:style-name="T8">o</text:span><text:span text:style-name="T8"> </text:span><text:span text:style-name="T8">servidor</text:span><text:span text:style-name="T8"> </text:span><text:span text:style-name="T8">terá</text:span><text:span text:style-name="T8"> </text:span><text:span text:style-name="T8">a</text:span><text:span text:style-name="T8"> </text:span><text:span text:style-name="T8">opção</text:span><text:span text:style-name="T8"> </text:span><text:span text:style-name="T8">de</text:span><text:span text:style-name="T8"> </text:span><text:span text:style-name="T8">atualiza</text:span><text:span text:style-name="T8">-</text:span><text:span text:style-name="T8">lo</text:span><text:span text:style-name="T8"> </text:span><text:span text:style-name="T8">para</text:span><text:span text:style-name="T8"> </text:span><text:span text:style-name="T8">solicitar</text:span><text:span text:style-name="T8"> </text:span><text:span text:style-name="T8">mais</text:span><text:span text:style-name="T8"> </text:span><text:span text:style-name="T8">uma</text:span><text:span text:style-name="T8"> </text:span><text:span text:style-name="T8">vez</text:span><text:span text:style-name="T8"> </text:span><text:span text:style-name="T8">a</text:span><text:span text:style-name="T8"> </text:span><text:span text:style-name="T8">aprovação</text:span><text:span text:style-name="T8"> </text:span><text:span text:style-name="T8">do</text:span><text:span text:style-name="T8"> </text:span><text:span text:style-name="T8">documento</text:span><text:span text:style-name="T8"> </text:span><text:span text:style-name="T8">para</text:span><text:span text:style-name="T8"> </text:span><text:span text:style-name="T8">o</text:span><text:span text:style-name="T8"> </text:span><text:span text:style-name="T8">gabinete</text:span><text:span text:style-name="T8">.</text:span></text:p>
      <text:p text:style-name="P29"><text:span text:style-name="T8">Os</text:span><text:span text:style-name="T8"> </text:span><text:span text:style-name="T8">templates</text:span><text:span text:style-name="T8"> </text:span><text:span text:style-name="T8">de</text:span><text:span text:style-name="T8"> </text:span><text:span text:style-name="T8">documentos</text:span><text:span text:style-name="T8"> </text:span><text:span text:style-name="T8">serão</text:span><text:span text:style-name="T8"> </text:span><text:span text:style-name="T8">cadastrados</text:span><text:span text:style-name="T8">, </text:span><text:span text:style-name="T8">atualizados</text:span><text:span text:style-name="T8"> </text:span><text:span text:style-name="T8">e</text:span><text:span text:style-name="T8"> </text:span><text:span text:style-name="T8">excluidos</text:span><text:span text:style-name="T8"> </text:span><text:span text:style-name="T8">por</text:span><text:span text:style-name="T8"> </text:span><text:span text:style-name="T8">usuarios</text:span><text:span text:style-name="T8"> </text:span><text:span text:style-name="T8">administrativos</text:span><text:span text:style-name="T8"> </text:span><text:span text:style-name="T8">e</text:span><text:span text:style-name="T8"> </text:span><text:span text:style-name="T8">pelo</text:span><text:span text:style-name="T8"> </text:span><text:span text:style-name="T8">setor</text:span><text:span text:style-name="T8"> </text:span><text:span text:style-name="T8">do</text:span><text:span text:style-name="T8"> </text:span><text:span text:style-name="T8">gabinete</text:span><text:span text:style-name="T8">, </text:span><text:span text:style-name="T8">já</text:span><text:span text:style-name="T8"> </text:span><text:span text:style-name="T8">os</text:span><text:span text:style-name="T8"> </text:span><text:span text:style-name="T8">templates</text:span><text:span text:style-name="T8"> </text:span><text:span text:style-name="T8">de</text:span><text:span text:style-name="T8"> </text:span><text:span text:style-name="T8">texto</text:span><text:span text:style-name="T8"> </text:span><text:span text:style-name="T8">poderão</text:span><text:span text:style-name="T8"> </text:span><text:span text:style-name="T8">ser</text:span><text:span text:style-name="T8"> </text:span><text:span text:style-name="T8">cadastrados</text:span><text:span text:style-name="T8">, </text:span><text:span text:style-name="T8">atualizados</text:span><text:span text:style-name="T8"> </text:span><text:span text:style-name="T8">e</text:span><text:span text:style-name="T8"> </text:span><text:span text:style-name="T8">excluidos</text:span><text:span text:style-name="T8"> </text:span><text:span text:style-name="T8">pelos</text:span><text:span text:style-name="T8"> </text:span><text:span text:style-name="T8">servidores</text:span><text:span text:style-name="T8">.</text:span></text:p>
      <text:p text:style-name="P11"><text:span text:style-name="T8"><text:tab/></text:span><text:span text:style-name="T8">Os</text:span><text:span text:style-name="T8"> </text:span><text:span text:style-name="T8">servidores</text:span><text:span text:style-name="T8"> </text:span><text:span text:style-name="T8">poderão</text:span><text:span text:style-name="T8"> </text:span><text:span text:style-name="T8">efetuar</text:span><text:span text:style-name="T8"> </text:span><text:span text:style-name="T8">consultas</text:span><text:span text:style-name="T8"> </text:span><text:span text:style-name="T8">por</text:span><text:span text:style-name="T8"> </text:span><text:span text:style-name="T8">documentos</text:span><text:span text:style-name="T8">, </text:span><text:span text:style-name="T8">emitir</text:span><text:span text:style-name="T8"> </text:span><text:span text:style-name="T8">documentos</text:span><text:span text:style-name="T8"> </text:span><text:span text:style-name="T8">autenticados</text:span><text:span text:style-name="T8"> </text:span><text:span text:style-name="T8">e</text:span><text:span text:style-name="T8"> </text:span><text:span text:style-name="T8">imprimir</text:span><text:span text:style-name="T8"> </text:span><text:span text:style-name="T8">em</text:span><text:span text:style-name="T8"> </text:span><text:span text:style-name="T8">formato</text:span><text:span text:style-name="T8"> </text:span><text:span text:style-name="T8">pdf</text:span><text:span text:style-name="T8">.</text:span></text:p>
      <text:p text:style-name="P21"/>
      <text:p text:style-name="P38"><text:span text:style-name="T7">3.1. </text:span><text:span text:style-name="T7">Partes</text:span><text:span text:style-name="T7"> </text:span><text:span text:style-name="T7">Interessadas</text:span></text:p>
      <text:p text:style-name="P39"/>
      <text:p text:style-name="P40"><text:span text:style-name="T7">3.1.</text:span><text:span text:style-name="T9">1</text:span><text:span text:style-name="T7">. </text:span><text:span text:style-name="T7">Equipe</text:span><text:span text:style-name="T7"> </text:span><text:span text:style-name="T7">de</text:span><text:span text:style-name="T7"> </text:span><text:span text:style-name="T7">Desenvolviment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9">Descrição</text:p>
          </table:table-cell>
          <table:table-cell table:style-name="Tabela2.B1" office:value-type="string">
            <text:p text:style-name="P24"><text:span text:style-name="T10">Equipe</text:span><text:span text:style-name="T10"> </text:span><text:span text:style-name="T10">de</text:span><text:span text:style-name="T10"> </text:span><text:span text:style-name="T10">Desenvolvimento</text:span></text:p>
          </table:table-cell>
        </table:table-row>
        <table:table-row>
          <table:table-cell table:style-name="Tabela2.A1" office:value-type="string">
            <text:p text:style-name="P62">Papel</text:p>
          </table:table-cell>
          <table:table-cell table:style-name="Tabela2.B2" office:value-type="string">
            <text:p text:style-name="P15"><text:span text:style-name="T11">Equipe</text:span><text:span text:style-name="T11"> </text:span><text:span text:style-name="T11">que</text:span><text:span text:style-name="T11"> </text:span><text:span text:style-name="T11">realizará</text:span><text:span text:style-name="T11"> </text:span><text:span text:style-name="T11">as</text:span><text:span text:style-name="T11"> </text:span><text:span text:style-name="T11">atividades</text:span><text:span text:style-name="T11"> </text:span><text:span text:style-name="T11">de</text:span><text:span text:style-name="T11"> </text:span><text:span text:style-name="T12">engenharia</text:span><text:span text:style-name="T11">. </text:span></text:p>
          </table:table-cell>
        </table:table-row>
        <table:table-row>
          <table:table-cell table:style-name="Tabela2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2.B3" office:value-type="string">
            <text:p text:style-name="P15"><text:span text:style-name="T11">-</text:span><text:span text:style-name="T11">Requisitos</text:span></text:p>
            <text:p text:style-name="P15"><text:span text:style-name="T11">-</text:span><text:span text:style-name="T11">Análise</text:span><text:span text:style-name="T11"> </text:span><text:span text:style-name="T11">e</text:span><text:span text:style-name="T11"> </text:span><text:span text:style-name="T11">projeto</text:span></text:p>
            <text:p text:style-name="P15"><text:span text:style-name="T11">- </text:span><text:span text:style-name="T11">Codificação</text:span></text:p>
            <text:p text:style-name="P15"><text:span text:style-name="T11">- </text:span><text:span text:style-name="T11">Testes</text:span></text:p>
            <text:p text:style-name="P15"><text:span text:style-name="T11">- </text:span><text:span text:style-name="T11">Resultado</text:span><text:span text:style-name="T11"> </text:span><text:span text:style-name="T11">dos</text:span><text:span text:style-name="T11"> </text:span><text:span text:style-name="T11">testes</text:span></text:p>
          </table:table-cell>
        </table:table-row>
        <table:table-row>
          <table:table-cell table:style-name="Tabela2.A1" office:value-type="string">
            <text:p text:style-name="P62">Representante</text:p>
          </table:table-cell>
          <table:table-cell table:style-name="Tabela2.B4" office:value-type="string">
            <text:p text:style-name="P64">Jonathan</text:p>
          </table:table-cell>
        </table:table-row>
      </table:table>
      <text:p text:style-name="P41"/>
      <text:p text:style-name="P42"/>
      <text:p text:style-name="P41"><text:span text:style-name="T7">3.1.</text:span><text:span text:style-name="T9">2</text:span><text:span text:style-name="T7">. </text:span><text:span text:style-name="T7">Gerente</text:span><text:span text:style-name="T7"> </text:span><text:span text:style-name="T7">do</text:span><text:span text:style-name="T7"> </text:span><text:span text:style-name="T7">Projet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9">Descrição</text:p>
          </table:table-cell>
          <table:table-cell table:style-name="Tabela3.B1" office:value-type="string">
            <text:p text:style-name="P15"><text:span text:style-name="T10">Líder</text:span><text:span text:style-name="T10"> </text:span><text:span text:style-name="T10">do</text:span><text:span text:style-name="T10"> </text:span><text:span text:style-name="T10">Projeto</text:span></text:p>
          </table:table-cell>
        </table:table-row>
        <table:table-row>
          <table:table-cell table:style-name="Tabela3.A1" office:value-type="string">
            <text:p text:style-name="P62">Papel</text:p>
          </table:table-cell>
          <table:table-cell table:style-name="Tabela3.B2" office:value-type="string">
            <text:p text:style-name="P15"><text:span text:style-name="T11">Responsável</text:span><text:span text:style-name="T11"> </text:span><text:span text:style-name="T11">pelo</text:span><text:span text:style-name="T11"> </text:span><text:span text:style-name="T11">planejamento</text:span><text:span text:style-name="T11"> </text:span><text:span text:style-name="T11">e</text:span><text:span text:style-name="T11"> </text:span><text:span text:style-name="T11">execução</text:span><text:span text:style-name="T11"> </text:span><text:span text:style-name="T11">do</text:span><text:span text:style-name="T11"> </text:span><text:span text:style-name="T11">projeto</text:span><text:span text:style-name="T11"> </text:span><text:span text:style-name="T11">de</text:span><text:span text:style-name="T11"> </text:span><text:span text:style-name="T11">software</text:span><text:span text:style-name="T11">. </text:span><text:span text:style-name="T11">Também</text:span><text:span text:style-name="T11"> </text:span><text:span text:style-name="T11">atua</text:span><text:span text:style-name="T11"> </text:span><text:span text:style-name="T11">junto</text:span><text:span text:style-name="T11"> </text:span><text:span text:style-name="T11">aos</text:span><text:span text:style-name="T11"> </text:span><text:span text:style-name="T11">clientes</text:span></text:p>
          </table:table-cell>
        </table:table-row>
        <table:table-row>
          <table:table-cell table:style-name="Tabela3.A1" office:value-type="string">
            <text:p text:style-name="P43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3.B3" office:value-type="string">
            <text:p text:style-name="P15"><text:span text:style-name="T11">- </text:span><text:span text:style-name="T11">Plano</text:span><text:span text:style-name="T11"> </text:span><text:span text:style-name="T11">de</text:span><text:span text:style-name="T11"> </text:span><text:span text:style-name="T11">projeto</text:span></text:p>
            <text:p text:style-name="P15"><text:span text:style-name="T11">- </text:span><text:span text:style-name="T11">Relatório</text:span><text:span text:style-name="T11"> </text:span><text:span text:style-name="T11">de</text:span><text:span text:style-name="T11"> </text:span><text:span text:style-name="T11">acompanhamento</text:span><text:span text:style-name="T11"> </text:span></text:p>
            <text:p text:style-name="P15"><text:span text:style-name="T11">- </text:span><text:span text:style-name="T11">Relatório</text:span><text:span text:style-name="T11"> </text:span><text:span text:style-name="T11">de</text:span><text:span text:style-name="T11"> </text:span><text:span text:style-name="T11">encerramento</text:span><text:span text:style-name="T11"> </text:span></text:p>
          </table:table-cell>
        </table:table-row>
        <table:table-row>
          <table:table-cell table:style-name="Tabela3.A1" office:value-type="string">
            <text:p text:style-name="P62">Representante</text:p>
          </table:table-cell>
          <table:table-cell table:style-name="Tabela3.B4" office:value-type="string">
            <text:p text:style-name="P15"><text:span text:style-name="T12">João</text:span><text:span text:style-name="T12"> </text:span><text:span text:style-name="T12">Pedro</text:span></text:p>
          </table:table-cell>
        </table:table-row>
      </table:table>
      <text:p text:style-name="P36"/>
      <text:p text:style-name="P37"/>
      <text:p text:style-name="P41"><text:span text:style-name="T7">3.1.5. </text:span><text:span text:style-name="T9">Gerente</text:span><text:span text:style-name="T9"> </text:span><text:span text:style-name="T7">de</text:span><text:span text:style-name="T7"> </text:span><text:span text:style-name="T7">Configuração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9">Descrição</text:p>
          </table:table-cell>
          <table:table-cell table:style-name="Tabela4.B1" office:value-type="string">
            <text:p text:style-name="P15"><text:span text:style-name="T13">Gerente</text:span><text:span text:style-name="T13"> </text:span><text:span text:style-name="T10">de</text:span><text:span text:style-name="T10"> </text:span><text:span text:style-name="T10">Configuração</text:span></text:p>
          </table:table-cell>
        </table:table-row>
        <table:table-row>
          <table:table-cell table:style-name="Tabela4.A1" office:value-type="string">
            <text:p text:style-name="P62">Papel</text:p>
          </table:table-cell>
          <table:table-cell table:style-name="Tabela4.B2" office:value-type="string">
            <text:p text:style-name="P15"><text:span text:style-name="T11">Responsável</text:span><text:span text:style-name="T11"> </text:span><text:span text:style-name="T11">pela</text:span><text:span text:style-name="T11"> </text:span><text:span text:style-name="T11">configuração</text:span><text:span text:style-name="T11"> </text:span><text:span text:style-name="T11">do</text:span><text:span text:style-name="T11"> </text:span><text:span text:style-name="T11">repositório</text:span><text:span text:style-name="T11"> </text:span><text:span text:style-name="T11">e</text:span><text:span text:style-name="T11"> </text:span><text:span text:style-name="T11">ambiente</text:span><text:span text:style-name="T11"> </text:span><text:span text:style-name="T11">de</text:span><text:span text:style-name="T11"> </text:span><text:span text:style-name="T11">desenvolvimento</text:span><text:span text:style-name="T11">.</text:span></text:p>
          </table:table-cell>
        </table:table-row>
        <table:table-row>
          <table:table-cell table:style-name="Tabela4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4.B3" office:value-type="string">
            <text:p text:style-name="P15"><text:span text:style-name="T11">- </text:span><text:span text:style-name="T11">Repositório</text:span><text:span text:style-name="T11"> </text:span><text:span text:style-name="T11">do</text:span><text:span text:style-name="T11"> </text:span><text:span text:style-name="T11">Projeto</text:span></text:p>
            <text:p text:style-name="P15"><text:span text:style-name="T11">- </text:span><text:span text:style-name="T11">Ambiente</text:span><text:span text:style-name="T11"> </text:span><text:span text:style-name="T11">de</text:span><text:span text:style-name="T11"> </text:span><text:span text:style-name="T11">Desenvolvimento</text:span></text:p>
          </table:table-cell>
        </table:table-row>
        <table:table-row>
          <table:table-cell table:style-name="Tabela4.A1" office:value-type="string">
            <text:p text:style-name="P62">Representante</text:p>
          </table:table-cell>
          <table:table-cell table:style-name="Tabela4.B4" office:value-type="string">
            <text:p text:style-name="P15"><text:span text:style-name="T11">Sérgio</text:span><text:span text:style-name="T11"> </text:span><text:span text:style-name="T11">Gambarra</text:span></text:p>
          </table:table-cell>
        </table:table-row>
      </table:table>
      <text:p text:style-name="P38"><text:soft-page-break/></text:p>
      <text:p text:style-name="P44"/>
      <text:p text:style-name="P41"><text:span text:style-name="T7">3.1.6. </text:span><text:span text:style-name="T7">Equipe</text:span><text:span text:style-name="T7"> </text:span><text:span text:style-name="T7">de</text:span><text:span text:style-name="T7"> </text:span><text:span text:style-name="T7">TI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9">Descrição</text:p>
          </table:table-cell>
          <table:table-cell table:style-name="Tabela5.B1" office:value-type="string">
            <text:p text:style-name="P15"><text:span text:style-name="T10">Equipe</text:span><text:span text:style-name="T10"> </text:span><text:span text:style-name="T10">de</text:span><text:span text:style-name="T10"> </text:span><text:span text:style-name="T10">TI</text:span></text:p>
          </table:table-cell>
        </table:table-row>
        <table:table-row>
          <table:table-cell table:style-name="Tabela5.A1" office:value-type="string">
            <text:p text:style-name="P62">Papel</text:p>
          </table:table-cell>
          <table:table-cell table:style-name="Tabela5.B2" office:value-type="string">
            <text:p text:style-name="P15"><text:span text:style-name="T11">Responsável</text:span><text:span text:style-name="T11"> </text:span><text:span text:style-name="T11">pela</text:span><text:span text:style-name="T11"> </text:span><text:span text:style-name="T11">disponibilização</text:span><text:span text:style-name="T11"> </text:span><text:span text:style-name="T11">dos</text:span><text:span text:style-name="T11"> </text:span><text:span text:style-name="T11">Servidores</text:span><text:span text:style-name="T11"> </text:span><text:span text:style-name="T11">e</text:span><text:span text:style-name="T11"> </text:span><text:span text:style-name="T11">Rede</text:span><text:span text:style-name="T11">.</text:span></text:p>
          </table:table-cell>
        </table:table-row>
        <table:table-row>
          <table:table-cell table:style-name="Tabela5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5.B3" office:value-type="string">
            <text:p text:style-name="P15"><text:span text:style-name="T11">- </text:span><text:span text:style-name="T11">Disponibilização</text:span><text:span text:style-name="T11"> </text:span><text:span text:style-name="T11">física</text:span></text:p>
          </table:table-cell>
        </table:table-row>
        <table:table-row>
          <table:table-cell table:style-name="Tabela5.A1" office:value-type="string">
            <text:p text:style-name="P62">Representante</text:p>
          </table:table-cell>
          <table:table-cell table:style-name="Tabela5.B4" office:value-type="string">
            <text:p text:style-name="P15"><text:span text:style-name="T11">Sérgio</text:span><text:span text:style-name="T11"> </text:span><text:span text:style-name="T11">Gambarra</text:span></text:p>
          </table:table-cell>
        </table:table-row>
      </table:table>
      <text:p text:style-name="P38"/>
      <text:p text:style-name="P44"/>
      <text:p text:style-name="P41"><text:span text:style-name="T7">3.1.7. </text:span><text:span text:style-name="T7">Gerente</text:span><text:span text:style-name="T7"> </text:span><text:span text:style-name="T7">Sênior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9">Descrição</text:p>
          </table:table-cell>
          <table:table-cell table:style-name="Tabela6.B1" office:value-type="string">
            <text:p text:style-name="P15"><text:span text:style-name="T10">Gerente</text:span><text:span text:style-name="T10"> </text:span><text:span text:style-name="T10">Sênior</text:span></text:p>
          </table:table-cell>
        </table:table-row>
        <table:table-row>
          <table:table-cell table:style-name="Tabela6.A1" office:value-type="string">
            <text:p text:style-name="P62">Papel</text:p>
          </table:table-cell>
          <table:table-cell table:style-name="Tabela6.B2" office:value-type="string">
            <text:p text:style-name="P15"><text:span text:style-name="T11">Responsável</text:span><text:span text:style-name="T11"> </text:span><text:span text:style-name="T11">por</text:span><text:span text:style-name="T11"> </text:span><text:span text:style-name="T11">recursos</text:span><text:span text:style-name="T11"> </text:span><text:span text:style-name="T11">e</text:span><text:span text:style-name="T11"> </text:span><text:span text:style-name="T11">decisões</text:span><text:span text:style-name="T11">.</text:span></text:p>
          </table:table-cell>
        </table:table-row>
        <table:table-row>
          <table:table-cell table:style-name="Tabela6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6.B3" office:value-type="string">
            <text:p text:style-name="P15"><text:span text:style-name="T11">- </text:span><text:span text:style-name="T11">Estabelecer</text:span><text:span text:style-name="T11"> </text:span><text:span text:style-name="T11">prioridades</text:span><text:span text:style-name="T11"> </text:span><text:span text:style-name="T11">e</text:span><text:span text:style-name="T11"> </text:span><text:span text:style-name="T11">alocação</text:span><text:span text:style-name="T11"> </text:span><text:span text:style-name="T11">de</text:span><text:span text:style-name="T11"> </text:span><text:span text:style-name="T11">recursos</text:span></text:p>
          </table:table-cell>
        </table:table-row>
        <table:table-row>
          <table:table-cell table:style-name="Tabela6.A1" office:value-type="string">
            <text:p text:style-name="P62">Representante</text:p>
          </table:table-cell>
          <table:table-cell table:style-name="Tabela6.B4" office:value-type="string">
            <text:p text:style-name="P15"><text:span text:style-name="T11">Eliana</text:span><text:span text:style-name="T11"> </text:span><text:span text:style-name="T11">Pereira</text:span></text:p>
          </table:table-cell>
        </table:table-row>
      </table:table>
      <text:p text:style-name="P38"/>
      <text:p text:style-name="P44"/>
      <text:p text:style-name="P41"><text:span text:style-name="T7">3.1.8. </text:span><text:span text:style-name="T9">Gabinete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9">Descrição</text:p>
          </table:table-cell>
          <table:table-cell table:style-name="Tabela7.B1" office:value-type="string">
            <text:p text:style-name="P15"><text:span text:style-name="T10">Departamento</text:span><text:span text:style-name="T10"> </text:span><text:span text:style-name="T13">do</text:span><text:span text:style-name="T13"> </text:span><text:span text:style-name="T13">campus</text:span><text:span text:style-name="T13"> </text:span><text:span text:style-name="T13">responsável</text:span><text:span text:style-name="T13"> </text:span><text:span text:style-name="T13">pelos</text:span><text:span text:style-name="T13"> </text:span><text:span text:style-name="T13">documentos</text:span><text:span text:style-name="T13"> </text:span><text:span text:style-name="T13">oficiais</text:span></text:p>
          </table:table-cell>
        </table:table-row>
        <table:table-row>
          <table:table-cell table:style-name="Tabela7.A1" office:value-type="string">
            <text:p text:style-name="P62">Papel</text:p>
          </table:table-cell>
          <table:table-cell table:style-name="Tabela7.B2" office:value-type="string">
            <text:p text:style-name="P15"><text:span text:style-name="T11">Responsável</text:span><text:span text:style-name="T11"> </text:span><text:span text:style-name="T11">pelas</text:span><text:span text:style-name="T11"> </text:span><text:span text:style-name="T11">informações</text:span><text:span text:style-name="T11"> </text:span><text:span text:style-name="T11">de</text:span><text:span text:style-name="T11"> </text:span><text:span text:style-name="T11">requisitos</text:span><text:span text:style-name="T11"> </text:span><text:span text:style-name="T11">do</text:span><text:span text:style-name="T11"> </text:span><text:span text:style-name="T11">sistema</text:span><text:span text:style-name="T11"> </text:span><text:span text:style-name="T11">e</text:span><text:span text:style-name="T11"> </text:span><text:span text:style-name="T11">aprovação</text:span><text:span text:style-name="T11"> </text:span><text:span text:style-name="T11">de</text:span><text:span text:style-name="T11"> </text:span><text:span text:style-name="T11">documentos</text:span><text:span text:style-name="T11"> </text:span><text:span text:style-name="T11">do</text:span><text:span text:style-name="T11"> </text:span><text:span text:style-name="T11">projeto</text:span><text:span text:style-name="T11">.</text:span></text:p>
          </table:table-cell>
        </table:table-row>
        <table:table-row>
          <table:table-cell table:style-name="Tabela7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7.B3" office:value-type="string">
            <text:p text:style-name="P15"><text:span text:style-name="T11">- </text:span><text:span text:style-name="T11">Requisitos</text:span><text:span text:style-name="T11"> </text:span><text:span text:style-name="T11">funcionais</text:span><text:span text:style-name="T11"> </text:span></text:p>
            <text:p text:style-name="P15"><text:span text:style-name="T11">- </text:span><text:span text:style-name="T11">Requisitos</text:span><text:span text:style-name="T11"> </text:span><text:span text:style-name="T11">não</text:span><text:span text:style-name="T11"> </text:span><text:span text:style-name="T11">Funcionais</text:span></text:p>
          </table:table-cell>
        </table:table-row>
        <table:table-row>
          <table:table-cell table:style-name="Tabela7.A1" office:value-type="string">
            <text:p text:style-name="P62">Representante</text:p>
          </table:table-cell>
          <table:table-cell table:style-name="Tabela7.B4" office:value-type="string">
            <text:p text:style-name="P64">Gleison</text:p>
          </table:table-cell>
        </table:table-row>
      </table:table>
      <text:p text:style-name="P38"/>
      <text:p text:style-name="P45"><text:span text:style-name="T7">3.2. </text:span><text:span text:style-name="T7">Papel</text:span><text:span text:style-name="T7"> </text:span><text:span text:style-name="T7">dos</text:span><text:span text:style-name="T7"> </text:span><text:span text:style-name="T7">Atores</text:span></text:p>
      <text:p text:style-name="P33"/>
      <text:p text:style-name="P40"><text:span text:style-name="T7">3.2.1. </text:span><text:span text:style-name="T7">Administrador</text:span><text:span text:style-name="T7"> </text:span></text:p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9">Descrição</text:p>
          </table:table-cell>
          <table:table-cell table:style-name="Tabela8.B1" office:value-type="string">
            <text:p text:style-name="P15"><text:span text:style-name="T10">Responsável</text:span><text:span text:style-name="T10"> </text:span><text:span text:style-name="T10">pela</text:span><text:span text:style-name="T10"> </text:span><text:span text:style-name="T10">administração</text:span><text:span text:style-name="T10"> </text:span><text:span text:style-name="T10">do</text:span><text:span text:style-name="T10"> </text:span><text:span text:style-name="T10">sistema</text:span></text:p>
          </table:table-cell>
        </table:table-row>
        <table:table-row>
          <table:table-cell table:style-name="Tabela8.A1" office:value-type="string">
            <text:p text:style-name="P62">Papel</text:p>
          </table:table-cell>
          <table:table-cell table:style-name="Tabela8.B2" office:value-type="string">
            <text:p text:style-name="P15"><text:span text:style-name="T11">Manter</text:span><text:span text:style-name="T11"> </text:span><text:span text:style-name="T11">setores</text:span></text:p>
            <text:p text:style-name="P15"><text:span text:style-name="T11">Manter</text:span><text:span text:style-name="T11"> </text:span><text:span text:style-name="T11">permissões</text:span></text:p>
            <text:p text:style-name="P15"><text:span text:style-name="T11">Cadastrar</text:span><text:span text:style-name="T11"> </text:span><text:span text:style-name="T11">informações</text:span><text:span text:style-name="T11"> </text:span><text:span text:style-name="T11">básicas</text:span><text:span text:style-name="T11"> </text:span><text:span text:style-name="T11">do</text:span><text:span text:style-name="T11"> </text:span><text:span text:style-name="T11">sistema</text:span><text:span text:style-name="T11"> (</text:span><text:span text:style-name="T11">servidores</text:span><text:span text:style-name="T12"> [</text:span><text:span text:style-name="T12">integrado</text:span><text:span text:style-name="T12"> </text:span><text:span text:style-name="T12">com</text:span><text:span text:style-name="T12"> </text:span><text:span text:style-name="T12">o</text:span><text:span text:style-name="T12"> </text:span><text:span text:style-name="T12">SRV</text:span><text:span text:style-name="T12">]</text:span><text:span text:style-name="T11">), </text:span><text:span text:style-name="T12">Funcionalidades</text:span><text:span text:style-name="T12"> </text:span><text:span text:style-name="T12">CRUD</text:span><text:span text:style-name="T12"> </text:span><text:span text:style-name="T12">nos</text:span><text:span text:style-name="T12"> </text:span><text:span text:style-name="T12">modelos</text:span><text:span text:style-name="T12"> (</text:span><text:span text:style-name="T14">templates</text:span><text:span text:style-name="T11">) <text:s/></text:span><text:span text:style-name="T11">dos</text:span><text:span text:style-name="T11"> </text:span><text:span text:style-name="T11">documentos</text:span><text:span text:style-name="T11"> </text:span><text:span text:style-name="T11">e</text:span><text:span text:style-name="T11"> </text:span><text:span text:style-name="T11">no</text:span><text:span text:style-name="T11"> </text:span><text:span text:style-name="T11">cadastro</text:span><text:span text:style-name="T11"> </text:span><text:span text:style-name="T11">de</text:span><text:span text:style-name="T11"> </text:span><text:span text:style-name="T11">servidores</text:span><text:span text:style-name="T11">. </text:span></text:p>
            <text:p text:style-name="P15"><text:span text:style-name="T11">Mante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documentos</text:span></text:p>
          </table:table-cell>
        </table:table-row>
        <table:table-row>
          <table:table-cell table:style-name="Tabela8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8.B3" office:value-type="string">
            <text:p text:style-name="P15"><text:span text:style-name="T11">- </text:span><text:span text:style-name="T11">Dados</text:span><text:span text:style-name="T11"> </text:span><text:span text:style-name="T11">dos</text:span><text:span text:style-name="T11"> </text:span><text:span text:style-name="T11">servidores</text:span><text:span text:style-name="T11"> </text:span></text:p>
            <text:p text:style-name="P15"><text:span text:style-name="T11">- </text:span><text:span text:style-name="T11">Dados</text:span><text:span text:style-name="T11"> </text:span><text:span text:style-name="T11">dos</text:span><text:span text:style-name="T11"> </text:span><text:span text:style-name="T12">modelos</text:span><text:span text:style-name="T12"> </text:span><text:span text:style-name="T12">dos</text:span><text:span text:style-name="T12"> </text:span><text:span text:style-name="T12">documentos</text:span><text:span text:style-name="T12">.</text:span></text:p>
            <text:p text:style-name="P15"><text:span text:style-name="T11">- </text:span><text:span text:style-name="T11">Parâmetros</text:span><text:span text:style-name="T11"> </text:span><text:span text:style-name="T11">para</text:span><text:span text:style-name="T11"> </text:span><text:span text:style-name="T11">emissão</text:span><text:span text:style-name="T11"> </text:span><text:span text:style-name="T11">de</text:span><text:span text:style-name="T11"> </text:span><text:span text:style-name="T11">relatórios</text:span></text:p>
          </table:table-cell>
        </table:table-row>
        <table:table-row>
          <table:table-cell table:style-name="Tabela8.A1" office:value-type="string">
            <text:p text:style-name="P62">Representante</text:p>
          </table:table-cell>
          <table:table-cell table:style-name="Tabela8.B4" office:value-type="string">
            <text:p text:style-name="P15"><text:span text:style-name="T12">Janaina</text:span><text:span text:style-name="T12">/</text:span><text:span text:style-name="T12">Gleison</text:span></text:p>
          </table:table-cell>
        </table:table-row>
      </table:table>
      <text:p text:style-name="P47"/>
      <text:p text:style-name="P50"><text:span text:style-name="T9">3.2.2. </text:span><text:span text:style-name="T9">Gabinete</text:span></text:p>
      <text:p text:style-name="P4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5">Descrição</text:p>
          </table:table-cell>
          <table:table-cell table:style-name="Tabela9.B1" office:value-type="string">
            <text:p text:style-name="P51"><text:span text:style-name="T13">Responsável</text:span><text:span text:style-name="T13"> </text:span><text:span text:style-name="T13">pela</text:span><text:span text:style-name="T13"> </text:span><text:span text:style-name="T13">administração</text:span><text:span text:style-name="T13"> </text:span><text:span text:style-name="T13">do</text:span><text:span text:style-name="T13"> </text:span><text:span text:style-name="T13">modelo</text:span><text:span text:style-name="T13"> </text:span><text:span text:style-name="T13">de</text:span><text:span text:style-name="T13"> </text:span><text:span text:style-name="T13">negócio</text:span></text:p>
          </table:table-cell>
        </table:table-row>
        <table:table-row>
          <table:table-cell table:style-name="Tabela9.A1" office:value-type="string">
            <text:p text:style-name="P76">Papel</text:p>
          </table:table-cell>
          <table:table-cell table:style-name="Tabela9.B2" office:value-type="string">
            <text:p text:style-name="P52"><text:span text:style-name="T11">Edita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documentos</text:span></text:p>
            <text:p text:style-name="P51"><text:span text:style-name="T11"><text:s/></text:span><text:span text:style-name="T11">Aprovar</text:span><text:span text:style-name="T11"> </text:span><text:span text:style-name="T11">documentos</text:span><text:span text:style-name="T11">.</text:span></text:p>
          </table:table-cell>
        </table:table-row>
        <table:table-row>
          <table:table-cell table:style-name="Tabela9.A1" office:value-type="string">
            <text:p text:style-name="P51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9.B3" office:value-type="string">
            <text:p text:style-name="P52"><text:span text:style-name="T11">- </text:span><text:span text:style-name="T11">Dados</text:span><text:span text:style-name="T11"> </text:span><text:span text:style-name="T11">dos</text:span><text:span text:style-name="T11"> </text:span><text:span text:style-name="T11">servidores</text:span><text:span text:style-name="T11"> </text:span></text:p>
            <text:p text:style-name="P52"><text:span text:style-name="T11">- </text:span><text:span text:style-name="T11">Dados</text:span><text:span text:style-name="T11"> </text:span><text:span text:style-name="T11">dos</text:span><text:span text:style-name="T11"> </text:span><text:span text:style-name="T11">modelos</text:span><text:span text:style-name="T11"> </text:span><text:span text:style-name="T11">dos</text:span><text:span text:style-name="T11"> </text:span><text:span text:style-name="T11">documentos</text:span><text:span text:style-name="T11">.</text:span></text:p>
            <text:p text:style-name="P51"><text:span text:style-name="T11">- </text:span><text:span text:style-name="T11">Parâmetros</text:span><text:span text:style-name="T11"> </text:span><text:span text:style-name="T11">para</text:span><text:span text:style-name="T11"> </text:span><text:span text:style-name="T11">emissão</text:span><text:span text:style-name="T11"> </text:span><text:span text:style-name="T11">de</text:span><text:span text:style-name="T11"> </text:span><text:span text:style-name="T11">relatórios</text:span></text:p>
          </table:table-cell>
        </table:table-row>
        <table:table-row>
          <table:table-cell table:style-name="Tabela9.A1" office:value-type="string">
            <text:p text:style-name="P76">Representante</text:p>
          </table:table-cell>
          <table:table-cell table:style-name="Tabela9.B4" office:value-type="string">
            <text:p text:style-name="P51"><text:span text:style-name="T11">Janaina</text:span><text:span text:style-name="T11">/</text:span><text:span text:style-name="T11">Gleison</text:span><text:soft-page-break/></text:p>
          </table:table-cell>
        </table:table-row>
      </table:table>
      <text:p text:style-name="P51"><text:span text:style-name="T7"/></text:p>
      <text:p text:style-name="P78"><text:span text:style-name="T7">3.2.</text:span><text:span text:style-name="T9">3 </text:span><text:span text:style-name="T7">Servidor</text:span></text:p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9">Descrição</text:p>
          </table:table-cell>
          <table:table-cell table:style-name="Tabela10.B1" office:value-type="string">
            <text:p text:style-name="P15"><text:span text:style-name="T10">Funcionários</text:span><text:span text:style-name="T10"> </text:span><text:span text:style-name="T10">do</text:span><text:span text:style-name="T10"> </text:span><text:span text:style-name="T10">Instituto</text:span><text:span text:style-name="T10"> </text:span><text:span text:style-name="T10">Federal</text:span><text:span text:style-name="T10"> </text:span><text:span text:style-name="T10">do</text:span><text:span text:style-name="T10"> </text:span><text:span text:style-name="T10">Rio</text:span><text:span text:style-name="T10"> </text:span><text:span text:style-name="T10">Grande</text:span><text:span text:style-name="T10"> </text:span><text:span text:style-name="T10">do</text:span><text:span text:style-name="T10"> </text:span><text:span text:style-name="T10">Sul</text:span><text:span text:style-name="T10"> (</text:span><text:span text:style-name="T10">Campus</text:span><text:span text:style-name="T10"> </text:span><text:span text:style-name="T10">Restinga</text:span><text:span text:style-name="T10">)</text:span></text:p>
          </table:table-cell>
        </table:table-row>
        <table:table-row>
          <table:table-cell table:style-name="Tabela10.A1" office:value-type="string">
            <text:p text:style-name="P62">Papel</text:p>
          </table:table-cell>
          <table:table-cell table:style-name="Tabela10.B2" office:value-type="string">
            <text:p text:style-name="P15"><text:span text:style-name="T11">Emitir</text:span><text:span text:style-name="T11"> </text:span><text:span text:style-name="T11">e</text:span><text:span text:style-name="T11"> </text:span><text:span text:style-name="T11">consultar</text:span><text:span text:style-name="T11"> </text:span><text:span text:style-name="T11">Documentos</text:span><text:span text:style-name="T11">.</text:span></text:p>
            <text:p text:style-name="P15"><text:span text:style-name="T11">Mante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textos</text:span></text:p>
            <text:p text:style-name="P15"><text:span text:style-name="T11">Manter</text:span><text:span text:style-name="T11"> </text:span><text:span text:style-name="T11">portarias</text:span></text:p>
          </table:table-cell>
        </table:table-row>
        <table:table-row>
          <table:table-cell table:style-name="Tabela10.A1" office:value-type="string">
            <text:p text:style-name="P15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10.B3" office:value-type="string">
            <text:p text:style-name="P15"><text:span text:style-name="T11">- </text:span><text:span text:style-name="T11">Dados</text:span><text:span text:style-name="T11"> </text:span><text:span text:style-name="T11">para</text:span><text:span text:style-name="T11"> </text:span><text:span text:style-name="T11">autenticação</text:span></text:p>
            <text:p text:style-name="P15"><text:span text:style-name="T11">- </text:span><text:span text:style-name="T12">Modelo</text:span><text:span text:style-name="T12"> (</text:span><text:span text:style-name="T14">template</text:span><text:span text:style-name="T12">) </text:span><text:span text:style-name="T12">de</text:span><text:span text:style-name="T12"> </text:span><text:span text:style-name="T12">documento</text:span><text:span text:style-name="T12"> </text:span><text:span text:style-name="T12">para</text:span><text:span text:style-name="T12"> </text:span><text:span text:style-name="T12">preenchimento</text:span></text:p>
            <text:p text:style-name="P15"><text:span text:style-name="T11">- </text:span><text:span text:style-name="T11">Parâmetros</text:span><text:span text:style-name="T11"> </text:span><text:span text:style-name="T11">para</text:span><text:span text:style-name="T11"> </text:span><text:span text:style-name="T11">consultas</text:span><text:span text:style-name="T11"> </text:span><text:span text:style-name="T11">de</text:span><text:span text:style-name="T12"> </text:span><text:span text:style-name="T12">documentos</text:span><text:span text:style-name="T12">.</text:span></text:p>
          </table:table-cell>
        </table:table-row>
        <table:table-row>
          <table:table-cell table:style-name="Tabela10.A1" office:value-type="string">
            <text:p text:style-name="P62">Representante</text:p>
          </table:table-cell>
          <table:table-cell table:style-name="Tabela10.B4" office:value-type="string">
            <text:p text:style-name="P62">Servidores</text:p>
          </table:table-cell>
        </table:table-row>
      </table:table>
      <text:p text:style-name="P15"/>
      <text:p text:style-name="P50"><text:span text:style-name="T9">3.2.1. </text:span><text:span text:style-name="T9">Validador</text:span></text:p>
      <text:p text:style-name="P4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9">Descrição</text:p>
          </table:table-cell>
          <table:table-cell table:style-name="Tabela11.B1" office:value-type="string">
            <text:p text:style-name="P24"><text:span text:style-name="T13">Usuários</text:span><text:span text:style-name="T13"> </text:span><text:span text:style-name="T13">que</text:span><text:span text:style-name="T13"> </text:span><text:span text:style-name="T13">necessitam</text:span><text:span text:style-name="T13"> </text:span><text:span text:style-name="T13">validar</text:span><text:span text:style-name="T13"> (</text:span><text:span text:style-name="T13">verificar</text:span><text:span text:style-name="T13"> </text:span><text:span text:style-name="T13">a</text:span><text:span text:style-name="T13"> </text:span><text:span text:style-name="T13">autenticidade</text:span><text:span text:style-name="T13">) </text:span><text:span text:style-name="T13">dos</text:span><text:span text:style-name="T13"> </text:span><text:span text:style-name="T13">documentos</text:span><text:span text:style-name="T13"> </text:span><text:span text:style-name="T13">emitidos</text:span><text:span text:style-name="T13"> </text:span><text:span text:style-name="T13">no</text:span><text:span text:style-name="T13"> </text:span><text:span text:style-name="T13">SGV</text:span></text:p>
          </table:table-cell>
        </table:table-row>
        <table:table-row>
          <table:table-cell table:style-name="Tabela11.A1" office:value-type="string">
            <text:p text:style-name="P70">Papel</text:p>
          </table:table-cell>
          <table:table-cell table:style-name="Tabela11.B2" office:value-type="string">
            <text:p text:style-name="P24"><text:span text:style-name="T11">Validar</text:span><text:span text:style-name="T11"> </text:span><text:span text:style-name="T11">documentos</text:span></text:p>
          </table:table-cell>
        </table:table-row>
        <table:table-row>
          <table:table-cell table:style-name="Tabela11.A1" office:value-type="string">
            <text:p text:style-name="P24"><text:span text:style-name="T11">Insumos</text:span><text:span text:style-name="T11"> </text:span><text:span text:style-name="T11">ao</text:span><text:span text:style-name="T11"> </text:span><text:span text:style-name="T11">Projeto</text:span></text:p>
          </table:table-cell>
          <table:table-cell table:style-name="Tabela11.B3" office:value-type="string">
            <text:p text:style-name="P24"><text:span text:style-name="T11">Dados</text:span><text:span text:style-name="T11"> </text:span><text:span text:style-name="T11">para</text:span><text:span text:style-name="T11"> </text:span><text:span text:style-name="T11">validação</text:span><text:span text:style-name="T11"> </text:span><text:span text:style-name="T11">dos</text:span><text:span text:style-name="T11"> </text:span><text:span text:style-name="T11">documentos</text:span></text:p>
          </table:table-cell>
        </table:table-row>
        <table:table-row>
          <table:table-cell table:style-name="Tabela11.A1" office:value-type="string">
            <text:p text:style-name="P70">Representante</text:p>
          </table:table-cell>
          <table:table-cell table:style-name="Tabela11.B4" office:value-type="string">
            <text:p text:style-name="P70">-</text:p>
          </table:table-cell>
        </table:table-row>
      </table:table>
      <text:p text:style-name="P49"/>
      <text:p text:style-name="P7"/>
      <text:list xml:id="list1260626258" text:style-name="LS2">
        <text:list-item>
          <text:p text:style-name="P68"><text:span text:style-name="T7">Necessidades</text:span><text:span text:style-name="T7"> </text:span><text:span text:style-name="T7">e</text:span><text:span text:style-name="T7"> </text:span><text:span text:style-name="T7">Funcionalidades</text:span></text:p>
        </text:list-item>
      </text:list>
      <text:p text:style-name="P33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17"><text:span text:style-name="T7">Necessidade 1 - 1º</text:span></text:p>
          </table:table-cell>
          <table:table-cell table:style-name="Tabela12.A1" office:value-type="string">
            <text:p text:style-name="P17"><text:span text:style-name="T7"/></text:p>
          </table:table-cell>
          <table:table-cell table:style-name="Tabela12.A1" office:value-type="string">
            <text:p text:style-name="P58">Benefício</text:p>
          </table:table-cell>
        </table:table-row>
        <table:table-row>
          <table:table-cell table:style-name="Tabela12.A2" office:value-type="string">
            <text:p text:style-name="P14"><text:span text:style-name="T13"/></text:p>
          </table:table-cell>
          <table:table-cell table:style-name="Tabela12.B2" office:value-type="string">
            <text:p text:style-name="P18"><text:span text:style-name="T9">Permitir o controle do cadastro de servidores <text:s/>no sistema GV.</text:span></text:p>
          </table:table-cell>
          <table:table-cell table:style-name="Tabela12.C2" office:value-type="string">
            <text:p text:style-name="P58">Crítico</text:p>
          </table:table-cell>
        </table:table-row>
        <table:table-row>
          <table:table-cell table:style-name="Tabela12.A1" office:value-type="string">
            <text:p text:style-name="P11"><text:span text:style-name="T10">Id</text:span><text:span text:style-name="T10"> </text:span><text:span text:style-name="T10">Func</text:span><text:span text:style-name="T10">. </text:span></text:p>
          </table:table-cell>
          <table:table-cell table:style-name="Tabela12.A1" office:value-type="string">
            <text:p text:style-name="P11"><text:span text:style-name="T10">Descrição</text:span><text:span text:style-name="T10"> </text:span><text:span text:style-name="T10">das</text:span><text:span text:style-name="T10"> </text:span><text:span text:style-name="T10">Funcionalidades</text:span><text:span text:style-name="T10">/</text:span><text:span text:style-name="T10">atores</text:span><text:span text:style-name="T10"> </text:span><text:span text:style-name="T10">envolvidos</text:span></text:p>
          </table:table-cell>
          <table:table-cell table:style-name="Tabela12.A1" office:value-type="string">
            <text:p text:style-name="P19"/>
          </table:table-cell>
        </table:table-row>
        <table:table-row>
          <table:table-cell table:style-name="Tabela12.A4" office:value-type="string">
            <text:p text:style-name="P11"><text:span text:style-name="T10">F</text:span><text:span text:style-name="T10">1.1</text:span></text:p>
          </table:table-cell>
          <table:table-cell table:style-name="Tabela12.B4" office:value-type="string">
            <text:p text:style-name="P11"><text:span text:style-name="T12">Cadastrar</text:span><text:span text:style-name="T11"> </text:span><text:span text:style-name="T12">servidor</text:span><text:span text:style-name="T11">. </text:span></text:p>
          </table:table-cell>
          <table:table-cell table:style-name="Tabela12.C4" office:value-type="string">
            <text:p text:style-name="P19"/>
          </table:table-cell>
        </table:table-row>
        <table:table-row>
          <table:table-cell table:style-name="Tabela12.A5" office:value-type="string">
            <text:p text:style-name="P25"/>
          </table:table-cell>
          <table:table-cell table:style-name="Tabela12.B5" office:value-type="string">
            <text:p text:style-name="P53"><text:span text:style-name="T10">Administrador</text:span><text:span text:style-name="T10"> </text:span></text:p>
          </table:table-cell>
          <table:table-cell table:style-name="Tabela12.C5" office:value-type="string">
            <text:p text:style-name="P19"/>
          </table:table-cell>
        </table:table-row>
        <table:table-row>
          <table:table-cell table:style-name="Tabela12.A6" office:value-type="string">
            <text:p text:style-name="P11"><text:span text:style-name="T13">F</text:span><text:span text:style-name="T13">1.2</text:span></text:p>
          </table:table-cell>
          <table:table-cell table:style-name="Tabela12.B6" office:value-type="string">
            <text:p text:style-name="P11"><text:span text:style-name="T11">Consultar</text:span><text:span text:style-name="T11"> </text:span><text:span text:style-name="T11">servidor</text:span><text:span text:style-name="T11">.</text:span></text:p>
          </table:table-cell>
          <table:table-cell table:style-name="Tabela12.C6" office:value-type="string">
            <text:p text:style-name="P19"/>
          </table:table-cell>
        </table:table-row>
        <table:table-row>
          <table:table-cell table:style-name="Tabela12.A7" office:value-type="string">
            <text:p text:style-name="P17"/>
          </table:table-cell>
          <table:table-cell table:style-name="Tabela12.B7" office:value-type="string">
            <text:p text:style-name="P60">Administrador</text:p>
          </table:table-cell>
          <table:table-cell table:style-name="Tabela12.C7" office:value-type="string">
            <text:p text:style-name="P19"/>
          </table:table-cell>
        </table:table-row>
        <table:table-row>
          <table:table-cell table:style-name="Tabela12.A8" office:value-type="string">
            <text:p text:style-name="P11"><text:span text:style-name="T13">F</text:span><text:span text:style-name="T13">1.3</text:span></text:p>
          </table:table-cell>
          <table:table-cell table:style-name="Tabela12.B8" office:value-type="string">
            <text:p text:style-name="P11"><text:span text:style-name="T11">Atualizar</text:span><text:span text:style-name="T11"> </text:span><text:span text:style-name="T11">servidor</text:span><text:span text:style-name="T11">.</text:span></text:p>
          </table:table-cell>
          <table:table-cell table:style-name="Tabela12.C8" office:value-type="string">
            <text:p text:style-name="P19"/>
          </table:table-cell>
        </table:table-row>
        <table:table-row>
          <table:table-cell table:style-name="Tabela12.A9" office:value-type="string">
            <text:p text:style-name="P17"/>
          </table:table-cell>
          <table:table-cell table:style-name="Tabela12.B9" office:value-type="string">
            <text:p text:style-name="P60">Administrador</text:p>
          </table:table-cell>
          <table:table-cell table:style-name="Tabela12.C9" office:value-type="string">
            <text:p text:style-name="P19"/>
          </table:table-cell>
        </table:table-row>
        <table:table-row>
          <table:table-cell table:style-name="Tabela12.A10" office:value-type="string">
            <text:p text:style-name="P11"><text:span text:style-name="T13">F</text:span><text:span text:style-name="T13">1.4</text:span></text:p>
          </table:table-cell>
          <table:table-cell table:style-name="Tabela12.B10" office:value-type="string">
            <text:p text:style-name="P11"><text:span text:style-name="T11">Excluir</text:span><text:span text:style-name="T11"> </text:span><text:span text:style-name="T11">servidor</text:span><text:span text:style-name="T11">.</text:span></text:p>
          </table:table-cell>
          <table:table-cell table:style-name="Tabela12.C10" office:value-type="string">
            <text:p text:style-name="P19"/>
          </table:table-cell>
        </table:table-row>
        <table:table-row>
          <table:table-cell table:style-name="Tabela12.A11" office:value-type="string">
            <text:p text:style-name="P17"/>
          </table:table-cell>
          <table:table-cell table:style-name="Tabela12.B11" office:value-type="string">
            <text:p text:style-name="P60">Administrador</text:p>
          </table:table-cell>
          <table:table-cell table:style-name="Tabela12.C11" office:value-type="string">
            <text:p text:style-name="P19"/>
          </table:table-cell>
        </table:table-row>
      </table:table>
      <text:p text:style-name="P11"/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7"><text:span text:style-name="T7">Necessidade 2 - 2º</text:span></text:p>
          </table:table-cell>
          <table:table-cell table:style-name="Tabela13.A1" office:value-type="string">
            <text:p text:style-name="Standard"/>
          </table:table-cell>
          <table:table-cell table:style-name="Tabela13.A1" office:value-type="string">
            <text:p text:style-name="P58">Benefício</text:p>
          </table:table-cell>
        </table:table-row>
        <table:table-row>
          <table:table-cell table:style-name="Tabela13.A2" office:value-type="string">
            <text:p text:style-name="P11"><text:span text:style-name="T10"/></text:p>
          </table:table-cell>
          <table:table-cell table:style-name="Tabela13.B2" office:value-type="string">
            <text:p text:style-name="P17"><text:span text:style-name="T7">Garantir que o acesso ao sistema </text:span><text:span text:style-name="T9">G</text:span><text:span text:style-name="T7">V será realizado através de autenticação.</text:span></text:p>
          </table:table-cell>
          <table:table-cell table:style-name="Tabela13.C2" office:value-type="string">
            <text:p text:style-name="P58">Crítico</text:p>
          </table:table-cell>
        </table:table-row>
        <table:table-row>
          <table:table-cell table:style-name="Tabela13.A3" office:value-type="string">
            <text:p text:style-name="P11"><text:span text:style-name="T10">Id</text:span><text:span text:style-name="T10"> </text:span><text:span text:style-name="T10">Func</text:span><text:span text:style-name="T10">. </text:span></text:p>
          </table:table-cell>
          <table:table-cell table:style-name="Tabela13.A3" office:value-type="string">
            <text:p text:style-name="P11"><text:span text:style-name="T10">Descrição</text:span><text:span text:style-name="T10"> </text:span><text:span text:style-name="T10">das</text:span><text:span text:style-name="T10"> </text:span><text:span text:style-name="T10">Funcionalidades</text:span><text:span text:style-name="T10">/</text:span><text:span text:style-name="T10">atores</text:span><text:span text:style-name="T10"> </text:span><text:span text:style-name="T10">envolvidos</text:span></text:p>
          </table:table-cell>
          <table:table-cell table:style-name="Tabela13.A3" office:value-type="string">
            <text:p text:style-name="P19"/>
          </table:table-cell>
        </table:table-row>
        <table:table-row>
          <table:table-cell table:style-name="Tabela13.A5" table:number-rows-spanned="2" office:value-type="string">
            <text:p text:style-name="P11"><text:span text:style-name="T10">F</text:span><text:span text:style-name="T10">2.1</text:span></text:p>
          </table:table-cell>
          <table:table-cell table:style-name="Tabela13.B4" office:value-type="string">
            <text:p text:style-name="P11"><text:span text:style-name="T11">Fazer</text:span><text:span text:style-name="T11"> </text:span><text:span text:style-name="T11">o</text:span><text:span text:style-name="T11"> </text:span><text:span text:style-name="T11">login</text:span><text:span text:style-name="T11"> </text:span><text:span text:style-name="T11">no</text:span><text:span text:style-name="T11"> </text:span><text:span text:style-name="T11">sistema</text:span></text:p>
          </table:table-cell>
          <table:table-cell table:style-name="Tabela13.C4" office:value-type="string">
            <text:p text:style-name="P19"/>
          </table:table-cell>
        </table:table-row>
        <table:table-row>
          <table:covered-table-cell/>
          <table:table-cell table:style-name="Tabela13.B5" office:value-type="string">
            <text:p text:style-name="P11"><text:span text:style-name="T10">Administrador</text:span><text:span text:style-name="T10">, </text:span><text:span text:style-name="T10">Gabinete</text:span><text:span text:style-name="T13"> </text:span><text:span text:style-name="T10">e</text:span><text:span text:style-name="T10"> </text:span><text:span text:style-name="T10">servidor</text:span></text:p>
          </table:table-cell>
          <table:table-cell table:style-name="Tabela13.C5" office:value-type="string">
            <text:p text:style-name="P19"/>
          </table:table-cell>
        </table:table-row>
        <table:table-row>
          <table:table-cell table:style-name="Tabela13.A7" table:number-rows-spanned="2" office:value-type="string">
            <text:p text:style-name="P11"><text:span text:style-name="T10">F</text:span><text:span text:style-name="T10">2.2</text:span></text:p>
          </table:table-cell>
          <table:table-cell table:style-name="Tabela13.B6" office:value-type="string">
            <text:p text:style-name="P11"><text:span text:style-name="T11">Realizar</text:span><text:span text:style-name="T11"> </text:span><text:span text:style-name="T11">a</text:span><text:span text:style-name="T11"> </text:span><text:span text:style-name="T11">troca</text:span><text:span text:style-name="T11"> </text:span><text:span text:style-name="T11">de</text:span><text:span text:style-name="T11"> </text:span><text:span text:style-name="T11">senha</text:span></text:p>
          </table:table-cell>
          <table:table-cell table:style-name="Tabela13.C6" office:value-type="string">
            <text:p text:style-name="P19"/>
          </table:table-cell>
        </table:table-row>
        <table:table-row>
          <table:covered-table-cell/>
          <table:table-cell table:style-name="Tabela13.B7" office:value-type="string">
            <text:p text:style-name="P11"><text:span text:style-name="T10">Administrador</text:span><text:span text:style-name="T13">, </text:span><text:span text:style-name="T13">Gabinete</text:span><text:span text:style-name="T10"> </text:span><text:span text:style-name="T10">e</text:span><text:span text:style-name="T10"> </text:span><text:span text:style-name="T10">servidor</text:span></text:p>
          </table:table-cell>
          <table:table-cell table:style-name="Tabela13.C7" office:value-type="string">
            <text:p text:style-name="P19"/>
          </table:table-cell>
        </table:table-row>
      </table:table>
      <text:p text:style-name="P34"/>
      <text:p text:style-name="P6"/>
      <text:p text:style-name="P79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ext:soft-page-break/>
        <table:table-row>
          <table:table-cell table:style-name="Tabela14.A1" office:value-type="string">
            <text:p text:style-name="P11"><text:span text:style-name="T13">Necessidade</text:span><text:span text:style-name="T13"> 3 - 1</text:span><text:span text:style-name="T13">º</text:span></text:p>
          </table:table-cell>
          <table:table-cell table:style-name="Tabela14.A1" office:value-type="string">
            <text:p text:style-name="P18"/>
          </table:table-cell>
          <table:table-cell table:style-name="Tabela14.A1" office:value-type="string">
            <text:p text:style-name="P16"/>
          </table:table-cell>
        </table:table-row>
        <table:table-row>
          <table:table-cell table:style-name="Tabela14.A2" office:value-type="string">
            <text:p text:style-name="P14"><text:span text:style-name="T13"/></text:p>
          </table:table-cell>
          <table:table-cell table:style-name="Tabela14.B2" office:value-type="string">
            <text:p text:style-name="P18"><text:span text:style-name="T9">Permitir o controle do cadastro de setores <text:s/>no sistema GV. </text:span></text:p>
          </table:table-cell>
          <table:table-cell table:style-name="Tabela14.C2" office:value-type="string">
            <text:p text:style-name="P65">Crítico</text:p>
          </table:table-cell>
        </table:table-row>
        <table:table-row>
          <table:table-cell table:style-name="Tabela14.A3" office:value-type="string">
            <text:p text:style-name="P11"><text:span text:style-name="T13">Id</text:span><text:span text:style-name="T13"> </text:span><text:span text:style-name="T13">Func</text:span><text:span text:style-name="T13">. </text:span></text:p>
          </table:table-cell>
          <table:table-cell table:style-name="Tabela14.A3" office:value-type="string">
            <text:p text:style-name="P11"><text:span text:style-name="T13">Descrição</text:span><text:span text:style-name="T13"> </text:span><text:span text:style-name="T13">das</text:span><text:span text:style-name="T13"> </text:span><text:span text:style-name="T13">Funcionalidades</text:span><text:span text:style-name="T13">/</text:span><text:span text:style-name="T13">atores</text:span><text:span text:style-name="T13"> </text:span><text:span text:style-name="T13">envolvidos</text:span></text:p>
          </table:table-cell>
          <table:table-cell table:style-name="Tabela14.A3" office:value-type="string">
            <text:p text:style-name="P18"/>
          </table:table-cell>
        </table:table-row>
        <table:table-row>
          <table:table-cell table:style-name="Tabela14.A5" table:number-rows-spanned="2" office:value-type="string">
            <text:p text:style-name="P11"><text:span text:style-name="T13">F</text:span><text:span text:style-name="T13">3.1</text:span></text:p>
          </table:table-cell>
          <table:table-cell table:style-name="Tabela14.B4" office:value-type="string">
            <text:p text:style-name="P11"><text:span text:style-name="T11">Cadastrar</text:span><text:span text:style-name="T11"> </text:span><text:span text:style-name="T11">Setor</text:span></text:p>
          </table:table-cell>
          <table:table-cell table:style-name="Tabela14.C4" office:value-type="string">
            <text:p text:style-name="P19"/>
          </table:table-cell>
        </table:table-row>
        <table:table-row>
          <table:covered-table-cell/>
          <table:table-cell table:style-name="Tabela14.B5" office:value-type="string">
            <text:p text:style-name="P60">Administrador</text:p>
          </table:table-cell>
          <table:table-cell table:style-name="Tabela14.C5" office:value-type="string">
            <text:p text:style-name="P19"/>
          </table:table-cell>
        </table:table-row>
        <table:table-row>
          <table:table-cell table:style-name="Tabela14.A7" table:number-rows-spanned="2" office:value-type="string">
            <text:p text:style-name="P11"><text:span text:style-name="T13">F</text:span><text:span text:style-name="T13">3.2</text:span></text:p>
          </table:table-cell>
          <table:table-cell table:style-name="Tabela14.B6" office:value-type="string">
            <text:p text:style-name="P11"><text:span text:style-name="T11">Consultar</text:span><text:span text:style-name="T11"> </text:span><text:span text:style-name="T11">Setor</text:span></text:p>
          </table:table-cell>
          <table:table-cell table:style-name="Tabela14.C6" office:value-type="string">
            <text:p text:style-name="P18"/>
          </table:table-cell>
        </table:table-row>
        <table:table-row>
          <table:covered-table-cell/>
          <table:table-cell table:style-name="Tabela14.B7" office:value-type="string">
            <text:p text:style-name="P60">Administrador</text:p>
          </table:table-cell>
          <table:table-cell table:style-name="Tabela14.C7" office:value-type="string">
            <text:p text:style-name="P18"/>
          </table:table-cell>
        </table:table-row>
        <table:table-row>
          <table:table-cell table:style-name="Tabela14.A9" table:number-rows-spanned="2" office:value-type="string">
            <text:p text:style-name="P11"><text:span text:style-name="T13">F</text:span><text:span text:style-name="T13">3.3</text:span></text:p>
          </table:table-cell>
          <table:table-cell table:style-name="Tabela14.B8" office:value-type="string">
            <text:p text:style-name="P11"><text:span text:style-name="T11">Atualizar</text:span><text:span text:style-name="T11"> <text:s/></text:span><text:span text:style-name="T11">Setor</text:span></text:p>
          </table:table-cell>
          <table:table-cell table:style-name="Tabela14.C8" office:value-type="string">
            <text:p text:style-name="P18"/>
          </table:table-cell>
        </table:table-row>
        <table:table-row>
          <table:covered-table-cell/>
          <table:table-cell table:style-name="Tabela14.B9" office:value-type="string">
            <text:p text:style-name="P60">Administrador</text:p>
          </table:table-cell>
          <table:table-cell table:style-name="Tabela14.C9" office:value-type="string">
            <text:p text:style-name="P18"/>
          </table:table-cell>
        </table:table-row>
        <table:table-row>
          <table:table-cell table:style-name="Tabela14.A11" table:number-rows-spanned="2" office:value-type="string">
            <text:p text:style-name="P11"><text:span text:style-name="T13">F</text:span><text:span text:style-name="T13">3.4</text:span></text:p>
          </table:table-cell>
          <table:table-cell table:style-name="Tabela14.B10" office:value-type="string">
            <text:p text:style-name="P11"><text:span text:style-name="T11">Excluir</text:span><text:span text:style-name="T11"> <text:s/></text:span><text:span text:style-name="T11">Setor</text:span></text:p>
          </table:table-cell>
          <table:table-cell table:style-name="Tabela14.C10" office:value-type="string">
            <text:p text:style-name="P18"/>
          </table:table-cell>
        </table:table-row>
        <table:table-row>
          <table:covered-table-cell/>
          <table:table-cell table:style-name="Tabela14.B11" office:value-type="string">
            <text:p text:style-name="P60">Administrador</text:p>
          </table:table-cell>
          <table:table-cell table:style-name="Tabela14.C11" office:value-type="string">
            <text:p text:style-name="P18"/>
          </table:table-cell>
        </table:table-row>
      </table:table>
      <text:p text:style-name="P9"/>
      <text:p text:style-name="P8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1"><text:span text:style-name="T13">Necessidade</text:span><text:span text:style-name="T13"> 4 - 4</text:span><text:span text:style-name="T13">º</text:span></text:p>
          </table:table-cell>
          <table:table-cell table:style-name="Tabela15.A1" office:value-type="string">
            <text:p text:style-name="P18"/>
          </table:table-cell>
          <table:table-cell table:style-name="Tabela15.A1" office:value-type="string">
            <text:p text:style-name="P16"/>
          </table:table-cell>
        </table:table-row>
        <table:table-row>
          <table:table-cell table:style-name="Tabela15.A2" office:value-type="string">
            <text:p text:style-name="P14"><text:span text:style-name="T13"/></text:p>
          </table:table-cell>
          <table:table-cell table:style-name="Tabela15.B2" office:value-type="string">
            <text:p text:style-name="P18"><text:span text:style-name="T9">Permitir o controle das permissões <text:s/>no sistema GV através de perfis</text:span></text:p>
          </table:table-cell>
          <table:table-cell table:style-name="Tabela15.C2" office:value-type="string">
            <text:p text:style-name="P58">Útil</text:p>
          </table:table-cell>
        </table:table-row>
        <table:table-row>
          <table:table-cell table:style-name="Tabela15.A1" office:value-type="string">
            <text:p text:style-name="P11"><text:span text:style-name="T13">Id</text:span><text:span text:style-name="T13"> </text:span><text:span text:style-name="T13">Func</text:span><text:span text:style-name="T13">. </text:span></text:p>
          </table:table-cell>
          <table:table-cell table:style-name="Tabela15.A1" office:value-type="string">
            <text:p text:style-name="P11"><text:span text:style-name="T13">Descrição</text:span><text:span text:style-name="T13"> </text:span><text:span text:style-name="T13">das</text:span><text:span text:style-name="T13"> </text:span><text:span text:style-name="T13">Funcionalidades</text:span><text:span text:style-name="T13">/</text:span><text:span text:style-name="T13">atores</text:span><text:span text:style-name="T13"> </text:span><text:span text:style-name="T13">envolvidos</text:span></text:p>
          </table:table-cell>
          <table:table-cell table:style-name="Tabela15.A1" office:value-type="string">
            <text:p text:style-name="P18"/>
          </table:table-cell>
        </table:table-row>
        <table:table-row>
          <table:table-cell table:style-name="Tabela15.A5" table:number-rows-spanned="2" office:value-type="string">
            <text:p text:style-name="P11"><text:span text:style-name="T13">F</text:span><text:span text:style-name="T13">4.1</text:span></text:p>
          </table:table-cell>
          <table:table-cell table:style-name="Tabela15.B4" office:value-type="string">
            <text:p text:style-name="P11"><text:span text:style-name="T11">Cadastrar</text:span><text:span text:style-name="T11"> </text:span><text:span text:style-name="T11">perfil</text:span></text:p>
          </table:table-cell>
          <table:table-cell table:style-name="Tabela15.C4" office:value-type="string">
            <text:p text:style-name="P19"/>
          </table:table-cell>
        </table:table-row>
        <table:table-row>
          <table:covered-table-cell/>
          <table:table-cell table:style-name="Tabela15.B5" office:value-type="string">
            <text:p text:style-name="P60">Administrador</text:p>
          </table:table-cell>
          <table:table-cell table:style-name="Tabela15.C5" office:value-type="string">
            <text:p text:style-name="P19"/>
          </table:table-cell>
        </table:table-row>
        <table:table-row>
          <table:table-cell table:style-name="Tabela15.A7" table:number-rows-spanned="2" office:value-type="string">
            <text:p text:style-name="P11"><text:span text:style-name="T13">F</text:span><text:span text:style-name="T13">4.2</text:span></text:p>
          </table:table-cell>
          <table:table-cell table:style-name="Tabela15.B6" office:value-type="string">
            <text:p text:style-name="P11"><text:span text:style-name="T11">Consultar</text:span><text:span text:style-name="T11"> </text:span><text:span text:style-name="T11">perfil</text:span></text:p>
          </table:table-cell>
          <table:table-cell table:style-name="Tabela15.C6" office:value-type="string">
            <text:p text:style-name="P18"/>
          </table:table-cell>
        </table:table-row>
        <table:table-row>
          <table:covered-table-cell/>
          <table:table-cell table:style-name="Tabela15.B7" office:value-type="string">
            <text:p text:style-name="P60">Administrador</text:p>
          </table:table-cell>
          <table:table-cell table:style-name="Tabela15.C7" office:value-type="string">
            <text:p text:style-name="P18"/>
          </table:table-cell>
        </table:table-row>
        <table:table-row>
          <table:table-cell table:style-name="Tabela15.A9" table:number-rows-spanned="2" office:value-type="string">
            <text:p text:style-name="P11"><text:span text:style-name="T13">F</text:span><text:span text:style-name="T13">4.3</text:span></text:p>
          </table:table-cell>
          <table:table-cell table:style-name="Tabela15.B8" office:value-type="string">
            <text:p text:style-name="P11"><text:span text:style-name="T11">Atualizar</text:span><text:span text:style-name="T11"> </text:span><text:span text:style-name="T11">perfil</text:span></text:p>
          </table:table-cell>
          <table:table-cell table:style-name="Tabela15.C8" office:value-type="string">
            <text:p text:style-name="P18"/>
          </table:table-cell>
        </table:table-row>
        <table:table-row>
          <table:covered-table-cell/>
          <table:table-cell table:style-name="Tabela15.B9" office:value-type="string">
            <text:p text:style-name="P60">Administrador</text:p>
          </table:table-cell>
          <table:table-cell table:style-name="Tabela15.C9" office:value-type="string">
            <text:p text:style-name="P18"/>
          </table:table-cell>
        </table:table-row>
        <table:table-row>
          <table:table-cell table:style-name="Tabela15.A11" table:number-rows-spanned="2" office:value-type="string">
            <text:p text:style-name="P11"><text:span text:style-name="T13">F</text:span><text:span text:style-name="T13">4.4</text:span></text:p>
          </table:table-cell>
          <table:table-cell table:style-name="Tabela15.B10" office:value-type="string">
            <text:p text:style-name="P11"><text:span text:style-name="T11">Excluir</text:span><text:span text:style-name="T11"> </text:span><text:span text:style-name="T11">perfil</text:span></text:p>
          </table:table-cell>
          <table:table-cell table:style-name="Tabela15.C10" office:value-type="string">
            <text:p text:style-name="P18"/>
          </table:table-cell>
        </table:table-row>
        <table:table-row>
          <table:covered-table-cell/>
          <table:table-cell table:style-name="Tabela15.B11" office:value-type="string">
            <text:p text:style-name="P60">Administrador</text:p>
          </table:table-cell>
          <table:table-cell table:style-name="Tabela15.C11" office:value-type="string">
            <text:p text:style-name="P18"/>
          </table:table-cell>
        </table:table-row>
        <table:table-row>
          <table:table-cell table:style-name="Tabela15.A13" table:number-rows-spanned="2" office:value-type="string">
            <text:p text:style-name="P26"><text:span text:style-name="T13">F</text:span><text:span text:style-name="T13">4.5</text:span></text:p>
          </table:table-cell>
          <table:table-cell table:style-name="Tabela15.B12" office:value-type="string">
            <text:p text:style-name="P11"><text:span text:style-name="T11">Associar usuário com perfil</text:span></text:p>
          </table:table-cell>
          <table:table-cell table:style-name="Tabela15.C12" office:value-type="string">
            <text:p text:style-name="P18"/>
          </table:table-cell>
        </table:table-row>
        <table:table-row>
          <table:covered-table-cell/>
          <table:table-cell table:style-name="Tabela15.B13" office:value-type="string">
            <text:p text:style-name="P60">Administrador</text:p>
          </table:table-cell>
          <table:table-cell table:style-name="Tabela15.C13" office:value-type="string">
            <text:p text:style-name="P18"/>
          </table:table-cell>
        </table:table-row>
      </table:table>
      <text:p text:style-name="P9"/>
      <text:p text:style-name="P8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17"><text:span text:style-name="T9">Necessidade 5 - 3º</text:span></text:p>
          </table:table-cell>
          <table:table-cell table:style-name="Tabela16.A1" office:value-type="string">
            <text:p text:style-name="P17"><text:span text:style-name="T9"/></text:p>
          </table:table-cell>
          <table:table-cell table:style-name="Tabela16.A1" office:value-type="string">
            <text:p text:style-name="P16"/>
          </table:table-cell>
        </table:table-row>
        <table:table-row>
          <table:table-cell table:style-name="Tabela16.A2" office:value-type="string">
            <text:p text:style-name="P14"><text:span text:style-name="T13"/></text:p>
          </table:table-cell>
          <table:table-cell table:style-name="Tabela16.B2" office:value-type="string">
            <text:p text:style-name="P18"><text:span text:style-name="T9">Permitir o controle de documentos oficiciais do campus Restinga no sistema GV. </text:span></text:p>
          </table:table-cell>
          <table:table-cell table:style-name="Tabela16.C2" office:value-type="string">
            <text:p text:style-name="P58">Crítico</text:p>
          </table:table-cell>
        </table:table-row>
        <table:table-row>
          <table:table-cell table:style-name="Tabela16.A3" office:value-type="string">
            <text:p text:style-name="P11"><text:span text:style-name="T13">Id</text:span><text:span text:style-name="T13"> </text:span><text:span text:style-name="T13">Func</text:span><text:span text:style-name="T13">. </text:span></text:p>
          </table:table-cell>
          <table:table-cell table:style-name="Tabela16.A3" office:value-type="string">
            <text:p text:style-name="P11"><text:span text:style-name="T13">Descrição</text:span><text:span text:style-name="T13"> </text:span><text:span text:style-name="T13">das</text:span><text:span text:style-name="T13"> </text:span><text:span text:style-name="T13">Funcionalidades</text:span><text:span text:style-name="T13">/</text:span><text:span text:style-name="T13">atores</text:span><text:span text:style-name="T13"> </text:span><text:span text:style-name="T13">envolvidos</text:span></text:p>
          </table:table-cell>
          <table:table-cell table:style-name="Tabela16.A3" office:value-type="string">
            <text:p text:style-name="P18"/>
          </table:table-cell>
        </table:table-row>
        <table:table-row>
          <table:table-cell table:style-name="Tabela16.A5" table:number-rows-spanned="2" office:value-type="string">
            <text:p text:style-name="P11"><text:span text:style-name="T10">F</text:span><text:span text:style-name="T10">5.1</text:span></text:p>
            <text:p text:style-name="P60">Crítico</text:p>
          </table:table-cell>
          <table:table-cell table:style-name="Tabela16.B4" office:value-type="string">
            <text:p text:style-name="P11"><text:span text:style-name="T11">Cadastra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documento</text:span><text:span text:style-name="T11"> </text:span></text:p>
          </table:table-cell>
          <table:table-cell table:style-name="Tabela16.C4" office:value-type="string">
            <text:p text:style-name="P19"/>
          </table:table-cell>
        </table:table-row>
        <table:table-row>
          <table:covered-table-cell/>
          <table:table-cell table:style-name="Tabela16.B5" office:value-type="string">
            <text:p text:style-name="P11"><text:span text:style-name="T10">Administrador</text:span><text:span text:style-name="T10">, </text:span><text:span text:style-name="T10">Gabinete</text:span></text:p>
          </table:table-cell>
          <table:table-cell table:style-name="Tabela16.C5" office:value-type="string">
            <text:p text:style-name="P19"/>
          </table:table-cell>
        </table:table-row>
        <table:table-row>
          <table:table-cell table:style-name="Tabela16.A7" table:number-rows-spanned="2" office:value-type="string">
            <text:p text:style-name="P11"><text:span text:style-name="T10">F</text:span><text:span text:style-name="T10">5.2</text:span></text:p>
            <text:p text:style-name="P60">Importante</text:p>
          </table:table-cell>
          <table:table-cell table:style-name="Tabela16.B6" office:value-type="string">
            <text:p text:style-name="P11"><text:span text:style-name="T11">Atualiza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documento</text:span></text:p>
          </table:table-cell>
          <table:table-cell table:style-name="Tabela16.C6" office:value-type="string">
            <text:p text:style-name="P19"/>
          </table:table-cell>
        </table:table-row>
        <table:table-row>
          <table:covered-table-cell/>
          <table:table-cell table:style-name="Tabela16.B7" office:value-type="string">
            <text:p text:style-name="P11"><text:span text:style-name="T10">Administrador</text:span><text:span text:style-name="T10">, </text:span><text:span text:style-name="T10">Gabinete</text:span></text:p>
          </table:table-cell>
          <table:table-cell table:style-name="Tabela16.C7" office:value-type="string">
            <text:p text:style-name="P19"/>
          </table:table-cell>
        </table:table-row>
        <table:table-row>
          <table:table-cell table:style-name="Tabela16.A9" table:number-rows-spanned="2" office:value-type="string">
            <text:p text:style-name="P11"><text:span text:style-name="T10">F</text:span><text:span text:style-name="T10">5.3</text:span></text:p>
            <text:p text:style-name="P60">Útil</text:p>
          </table:table-cell>
          <table:table-cell table:style-name="Tabela16.B8" office:value-type="string">
            <text:p text:style-name="P11"><text:span text:style-name="T12">Excluir</text:span><text:span text:style-name="T12"> </text:span><text:span text:style-name="T12">templates</text:span><text:span text:style-name="T12"> </text:span><text:span text:style-name="T12">de</text:span><text:span text:style-name="T12"> </text:span><text:span text:style-name="T12">documento</text:span></text:p>
          </table:table-cell>
          <table:table-cell table:style-name="Tabela16.C8" office:value-type="string">
            <text:p text:style-name="P18"/>
          </table:table-cell>
        </table:table-row>
        <table:table-row>
          <table:covered-table-cell/>
          <table:table-cell table:style-name="Tabela16.B9" office:value-type="string">
            <text:p text:style-name="P11"><text:span text:style-name="T10">Administrador</text:span><text:span text:style-name="T10">, </text:span><text:span text:style-name="T10">Gabinete</text:span></text:p>
          </table:table-cell>
          <table:table-cell table:style-name="Tabela16.C9" office:value-type="string">
            <text:p text:style-name="P18"/>
          </table:table-cell>
        </table:table-row>
        <table:table-row>
          <table:table-cell table:style-name="Tabela16.A11" table:number-rows-spanned="2" office:value-type="string">
            <text:p text:style-name="P11"><text:span text:style-name="T10">F</text:span><text:span text:style-name="T10">5.4</text:span></text:p>
            <text:p text:style-name="P60">Útil</text:p>
          </table:table-cell>
          <table:table-cell table:style-name="Tabela16.B10" office:value-type="string">
            <text:p text:style-name="P11"><text:span text:style-name="T12">Cadastrar</text:span><text:span text:style-name="T12"> </text:span><text:span text:style-name="T12">templates</text:span><text:span text:style-name="T12"> </text:span><text:span text:style-name="T12">de</text:span><text:span text:style-name="T12"> </text:span><text:span text:style-name="T12">texto</text:span></text:p>
          </table:table-cell>
          <table:table-cell table:style-name="Tabela16.C10" office:value-type="string">
            <text:p text:style-name="P18"/>
          </table:table-cell>
        </table:table-row>
        <table:table-row>
          <table:covered-table-cell/>
          <table:table-cell table:style-name="Tabela16.B11" office:value-type="string">
            <text:p text:style-name="P60">Servidor</text:p>
          </table:table-cell>
          <table:table-cell table:style-name="Tabela16.C11" office:value-type="string">
            <text:p text:style-name="P18"/>
          </table:table-cell>
        </table:table-row>
        <table:table-row>
          <table:table-cell table:style-name="Tabela16.A13" table:number-rows-spanned="2" office:value-type="string">
            <text:p text:style-name="P11"><text:span text:style-name="T10">F</text:span><text:span text:style-name="T10">5.5</text:span></text:p>
            <text:p text:style-name="P60">Útil</text:p>
          </table:table-cell>
          <table:table-cell table:style-name="Tabela16.B12" office:value-type="string">
            <text:p text:style-name="P11"><text:span text:style-name="T12">Atualizar</text:span><text:span text:style-name="T12"> </text:span><text:span text:style-name="T12">templates</text:span><text:span text:style-name="T12"> </text:span><text:span text:style-name="T12">de</text:span><text:span text:style-name="T12"> </text:span><text:span text:style-name="T12">texto</text:span></text:p>
          </table:table-cell>
          <table:table-cell table:style-name="Tabela16.C12" office:value-type="string">
            <text:p text:style-name="P18"/>
          </table:table-cell>
        </table:table-row>
        <table:table-row>
          <table:covered-table-cell/>
          <table:table-cell table:style-name="Tabela16.B13" office:value-type="string">
            <text:p text:style-name="P60">Servidor</text:p>
          </table:table-cell>
          <table:table-cell table:style-name="Tabela16.C13" office:value-type="string">
            <text:p text:style-name="P18"/>
          </table:table-cell>
        </table:table-row>
        <table:table-row>
          <table:table-cell table:style-name="Tabela16.A15" table:number-rows-spanned="2" office:value-type="string">
            <text:p text:style-name="P11"><text:span text:style-name="T10">F</text:span><text:span text:style-name="T10">5.6</text:span></text:p>
            <text:p text:style-name="P60">Útil</text:p>
          </table:table-cell>
          <table:table-cell table:style-name="Tabela16.B14" office:value-type="string">
            <text:p text:style-name="P11"><text:span text:style-name="T11">Excluir</text:span><text:span text:style-name="T11"> </text:span><text:span text:style-name="T11">templates</text:span><text:span text:style-name="T11"> </text:span><text:span text:style-name="T11">de</text:span><text:span text:style-name="T11"> </text:span><text:span text:style-name="T11">texto</text:span></text:p>
          </table:table-cell>
          <table:table-cell table:style-name="Tabela16.C14" office:value-type="string">
            <text:p text:style-name="P18"/>
          </table:table-cell>
        </table:table-row>
        <table:table-row>
          <table:covered-table-cell/>
          <table:table-cell table:style-name="Tabela16.B15" office:value-type="string">
            <text:p text:style-name="P60">Servidor</text:p>
          </table:table-cell>
          <table:table-cell table:style-name="Tabela16.C15" office:value-type="string">
            <text:p text:style-name="P18"/>
          </table:table-cell>
        </table:table-row>
        <table:table-row>
          <table:table-cell table:style-name="Tabela16.A17" table:number-rows-spanned="2" office:value-type="string">
            <text:p text:style-name="P11"><text:span text:style-name="T10">F</text:span><text:span text:style-name="T10">5.7</text:span></text:p>
            <text:p text:style-name="P60">Crítico</text:p>
          </table:table-cell>
          <table:table-cell table:style-name="Tabela16.B16" office:value-type="string">
            <text:p text:style-name="P11"><text:span text:style-name="T11">Criar</text:span><text:span text:style-name="T11"> </text:span><text:span text:style-name="T11">novo</text:span><text:span text:style-name="T11"> </text:span><text:span text:style-name="T11">documento</text:span><text:span text:style-name="T11"> (</text:span><text:span text:style-name="T11">portaria</text:span><text:span text:style-name="T11">)</text:span></text:p>
          </table:table-cell>
          <table:table-cell table:style-name="Tabela16.C16" office:value-type="string">
            <text:p text:style-name="P18"/>
          </table:table-cell>
        </table:table-row>
        <table:table-row>
          <table:covered-table-cell/>
          <table:table-cell table:style-name="Tabela16.B17" office:value-type="string">
            <text:p text:style-name="P60">Servidor</text:p>
          </table:table-cell>
          <table:table-cell table:style-name="Tabela16.C17" office:value-type="string">
            <text:p text:style-name="P18"/>
          </table:table-cell>
        </table:table-row>
        <table:table-row>
          <table:table-cell table:style-name="Tabela16.A19" table:number-rows-spanned="2" office:value-type="string">
            <text:p text:style-name="P11"><text:span text:style-name="T10">F</text:span><text:span text:style-name="T10">5.8</text:span></text:p>
            <text:p text:style-name="P60">Crítico</text:p>
          </table:table-cell>
          <table:table-cell table:style-name="Tabela16.B18" office:value-type="string">
            <text:p text:style-name="P11"><text:span text:style-name="T11">Atualizar</text:span><text:span text:style-name="T11"> </text:span><text:span text:style-name="T11">documentos</text:span><text:span text:style-name="T11"> (</text:span><text:span text:style-name="T11">portaria</text:span><text:span text:style-name="T11">)</text:span></text:p>
          </table:table-cell>
          <table:table-cell table:style-name="Tabela16.C18" office:value-type="string">
            <text:p text:style-name="P18"/>
          </table:table-cell>
        </table:table-row>
        <table:table-row>
          <table:covered-table-cell/>
          <table:table-cell table:style-name="Tabela16.B19" office:value-type="string">
            <text:p text:style-name="P60">Servidor</text:p>
          </table:table-cell>
          <table:table-cell table:style-name="Tabela16.C19" office:value-type="string">
            <text:p text:style-name="P18"/>
          </table:table-cell>
        </table:table-row>
        <table:table-row>
          <table:table-cell table:style-name="Tabela16.A21" table:number-rows-spanned="2" office:value-type="string">
            <text:p text:style-name="P11"><text:span text:style-name="T10">F</text:span><text:span text:style-name="T10">5.9</text:span></text:p>
            <text:p text:style-name="P60">Crítico</text:p>
          </table:table-cell>
          <table:table-cell table:style-name="Tabela16.B20" office:value-type="string">
            <text:p text:style-name="P11"><text:span text:style-name="T11">Solicitar</text:span><text:span text:style-name="T11"> </text:span><text:span text:style-name="T11">aprovação</text:span><text:span text:style-name="T11"> </text:span><text:span text:style-name="T11">de</text:span><text:span text:style-name="T11"> </text:span><text:span text:style-name="T11">Documento</text:span><text:span text:style-name="T11"> (</text:span><text:span text:style-name="T11">portaria</text:span><text:span text:style-name="T11">)</text:span></text:p>
          </table:table-cell>
          <table:table-cell table:style-name="Tabela16.C20" office:value-type="string">
            <text:p text:style-name="P18"/>
          </table:table-cell>
        </table:table-row>
        <table:table-row>
          <table:covered-table-cell/>
          <table:table-cell table:style-name="Tabela16.B21" office:value-type="string">
            <text:p text:style-name="P60">Servidor</text:p>
          </table:table-cell>
          <table:table-cell table:style-name="Tabela16.C21" office:value-type="string">
            <text:p text:style-name="P18"/>
          </table:table-cell>
        </table:table-row>
        <table:table-row>
          <table:table-cell table:style-name="Tabela16.A23" table:number-rows-spanned="2" office:value-type="string">
            <text:p text:style-name="P11"><text:span text:style-name="T10">F</text:span><text:span text:style-name="T10">5.10</text:span></text:p>
            <text:p text:style-name="P60">Crítico</text:p>
          </table:table-cell>
          <table:table-cell table:style-name="Tabela16.B22" office:value-type="string">
            <text:p text:style-name="P11"><text:span text:style-name="T11">Aprovar</text:span><text:span text:style-name="T11">/</text:span><text:span text:style-name="T11">Rejeitar</text:span><text:span text:style-name="T11"> </text:span><text:span text:style-name="T11">documentos</text:span><text:span text:style-name="T11"> (</text:span><text:span text:style-name="T11">portaria</text:span><text:span text:style-name="T11">)</text:span></text:p>
          </table:table-cell>
          <table:table-cell table:style-name="Tabela16.C22" office:value-type="string">
            <text:p text:style-name="P18"/>
          </table:table-cell>
        </table:table-row>
        <table:table-row>
          <table:covered-table-cell/>
          <table:table-cell table:style-name="Tabela16.B23" office:value-type="string">
            <text:p text:style-name="P60">Gabinete</text:p>
          </table:table-cell>
          <table:table-cell table:style-name="Tabela16.C23" office:value-type="string">
            <text:p text:style-name="P18"/>
          </table:table-cell>
        </table:table-row>
        <table:table-row>
          <table:table-cell table:style-name="Tabela16.A25" table:number-rows-spanned="2" office:value-type="string">
            <text:p text:style-name="P11"><text:span text:style-name="T10">F</text:span><text:span text:style-name="T10">5.11</text:span></text:p>
            <text:p text:style-name="P60"><text:soft-page-break/>Crítico</text:p>
          </table:table-cell>
          <table:table-cell table:style-name="Tabela16.B24" office:value-type="string">
            <text:p text:style-name="P11"><text:span text:style-name="T11">Consultar</text:span><text:span text:style-name="T11"> </text:span><text:span text:style-name="T11">documentos</text:span><text:span text:style-name="T11"> (</text:span><text:span text:style-name="T11">portaria</text:span><text:span text:style-name="T11">)</text:span></text:p>
          </table:table-cell>
          <table:table-cell table:style-name="Tabela16.C24" office:value-type="string">
            <text:p text:style-name="P18"/>
          </table:table-cell>
        </table:table-row>
        <table:table-row>
          <table:covered-table-cell/>
          <table:table-cell table:style-name="Tabela16.B25" office:value-type="string">
            <text:p text:style-name="P60">Servidor</text:p>
          </table:table-cell>
          <table:table-cell table:style-name="Tabela16.C25" office:value-type="string">
            <text:p text:style-name="P18"/>
          </table:table-cell>
        </table:table-row>
        <table:table-row>
          <table:table-cell table:style-name="Tabela16.A27" table:number-rows-spanned="2" office:value-type="string">
            <text:p text:style-name="P11"><text:span text:style-name="T10">F</text:span><text:span text:style-name="T10">5.12</text:span></text:p>
            <text:p text:style-name="P60">Importante</text:p>
          </table:table-cell>
          <table:table-cell table:style-name="Tabela16.B26" office:value-type="string">
            <text:p text:style-name="P11"><text:span text:style-name="T11">Emitir</text:span><text:span text:style-name="T11"> </text:span><text:span text:style-name="T11">documento</text:span><text:span text:style-name="T11"> (</text:span><text:span text:style-name="T11">portaria</text:span><text:span text:style-name="T11">) </text:span><text:span text:style-name="T11">autenticado</text:span></text:p>
          </table:table-cell>
          <table:table-cell table:style-name="Tabela16.C26" office:value-type="string">
            <text:p text:style-name="P18"/>
          </table:table-cell>
        </table:table-row>
        <table:table-row>
          <table:covered-table-cell/>
          <table:table-cell table:style-name="Tabela16.B27" office:value-type="string">
            <text:p text:style-name="P60">Servidor</text:p>
          </table:table-cell>
          <table:table-cell table:style-name="Tabela16.C27" office:value-type="string">
            <text:p text:style-name="P18"/>
          </table:table-cell>
        </table:table-row>
        <table:table-row>
          <table:table-cell table:style-name="Tabela16.A29" table:number-rows-spanned="2" office:value-type="string">
            <text:p text:style-name="P11"><text:span text:style-name="T10">F</text:span><text:span text:style-name="T10">5.13</text:span></text:p>
            <text:p text:style-name="P60">Importante</text:p>
          </table:table-cell>
          <table:table-cell table:style-name="Tabela16.B28" office:value-type="string">
            <text:p text:style-name="P11"><text:span text:style-name="T11">Validar</text:span><text:span text:style-name="T11"> </text:span><text:span text:style-name="T11">documento</text:span><text:span text:style-name="T11"> (</text:span><text:span text:style-name="T11">portaria</text:span><text:span text:style-name="T11">)</text:span></text:p>
          </table:table-cell>
          <table:table-cell table:style-name="Tabela16.C28" office:value-type="string">
            <text:p text:style-name="P18"/>
          </table:table-cell>
        </table:table-row>
        <table:table-row>
          <table:covered-table-cell/>
          <table:table-cell table:style-name="Tabela16.B29" office:value-type="string">
            <text:p text:style-name="P60">Validador</text:p>
          </table:table-cell>
          <table:table-cell table:style-name="Tabela16.C29" office:value-type="string">
            <text:p text:style-name="P18"/>
          </table:table-cell>
        </table:table-row>
        <table:table-row>
          <table:table-cell table:style-name="Tabela16.A31" table:number-rows-spanned="2" office:value-type="string">
            <text:p text:style-name="P11"><text:span text:style-name="T10">F</text:span><text:span text:style-name="T10">5.14</text:span></text:p>
            <text:p text:style-name="P60">Crítico</text:p>
          </table:table-cell>
          <table:table-cell table:style-name="Tabela16.B30" office:value-type="string">
            <text:p text:style-name="P11"><text:span text:style-name="T11">Imprimir</text:span><text:span text:style-name="T11"> </text:span><text:span text:style-name="T11">documentos</text:span><text:span text:style-name="T11"> </text:span><text:span text:style-name="T11">em</text:span><text:span text:style-name="T11"> .</text:span><text:span text:style-name="T11">pdf</text:span></text:p>
          </table:table-cell>
          <table:table-cell table:style-name="Tabela16.C30" office:value-type="string">
            <text:p text:style-name="P18"/>
          </table:table-cell>
        </table:table-row>
        <table:table-row>
          <table:covered-table-cell/>
          <table:table-cell table:style-name="Tabela16.B31" office:value-type="string">
            <text:p text:style-name="P60">Servidor</text:p>
          </table:table-cell>
          <table:table-cell table:style-name="Tabela16.C31" office:value-type="string">
            <text:p text:style-name="P18"/>
          </table:table-cell>
        </table:table-row>
        <table:table-row>
          <table:table-cell table:style-name="Tabela16.A33" table:number-rows-spanned="2" office:value-type="string">
            <text:p text:style-name="P11"><text:span text:style-name="T10">F</text:span><text:span text:style-name="T10">5.15</text:span></text:p>
            <text:p text:style-name="P60">Útil</text:p>
          </table:table-cell>
          <table:table-cell table:style-name="Tabela16.B32" office:value-type="string">
            <text:p text:style-name="P11"><text:span text:style-name="T11">Gerar</text:span><text:span text:style-name="T11"> </text:span><text:span text:style-name="T11">boletim</text:span><text:span text:style-name="T11"> </text:span><text:span text:style-name="T11">de</text:span><text:span text:style-name="T11"> </text:span><text:span text:style-name="T11">serviço</text:span><text:span text:style-name="T11"> </text:span><text:span text:style-name="T11">parcial</text:span><text:span text:style-name="T11"> (</text:span><text:span text:style-name="T11">em</text:span><text:span text:style-name="T11"> </text:span><text:span text:style-name="T11">formato</text:span><text:span text:style-name="T11"> </text:span><text:span text:style-name="T11">editável</text:span><text:span text:style-name="T11">)</text:span></text:p>
          </table:table-cell>
          <table:table-cell table:style-name="Tabela16.C32" office:value-type="string">
            <text:p text:style-name="P18"/>
          </table:table-cell>
        </table:table-row>
        <table:table-row>
          <table:covered-table-cell/>
          <table:table-cell table:style-name="Tabela16.B33" office:value-type="string">
            <text:p text:style-name="P60">Gabinete</text:p>
          </table:table-cell>
          <table:table-cell table:style-name="Tabela16.C33" office:value-type="string">
            <text:p text:style-name="P18"/>
          </table:table-cell>
        </table:table-row>
      </table:table>
      <text:p text:style-name="P9"/>
      <text:p text:style-name="P6"/>
      <text:p text:style-name="P6"/>
      <text:list xml:id="list2032273668" text:continue-numbering="true" text:style-name="LS2">
        <text:list-item>
          <text:p text:style-name="P68"><text:span text:style-name="T7">Restrições</text:span><text:span text:style-name="T7"> </text:span></text:p>
        </text:list-item>
      </text:list>
      <text:p text:style-name="P2"/>
      <text:p text:style-name="P3"><text:span text:style-name="T6">Não</text:span><text:span text:style-name="T6"> </text:span><text:span text:style-name="T6">foram</text:span><text:span text:style-name="T6"> </text:span><text:span text:style-name="T6">identificadas</text:span><text:span text:style-name="T6"> </text:span><text:span text:style-name="T6">restrições</text:span><text:span text:style-name="T6"> </text:span><text:span text:style-name="T6">para</text:span><text:span text:style-name="T6"> </text:span><text:span text:style-name="T6">o</text:span><text:span text:style-name="T6"> </text:span><text:span text:style-name="T6">sistema</text:span><text:span text:style-name="T6"> </text:span><text:span text:style-name="T8">GV</text:span><text:span text:style-name="T6">.</text:span></text:p>
      <text:p text:style-name="P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Spranq eco sans" svg:font-family="'Spranq eco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1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2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3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4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5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6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7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1Level8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2Level0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 " style:num-format="1">
        <style:list-level-properties text:space-before="0.25in"/>
      </text:list-level-style-number>
      <text:list-level-style-number text:level="2" text:style-name="List1Level1" style:num-suffix=". " style:num-format="1" text:display-levels="2">
        <style:list-level-properties text:space-before="0.75in"/>
      </text:list-level-style-number>
      <text:list-level-style-number text:level="3" text:style-name="List1Level2" style:num-suffix=". " style:num-format="1" text:display-levels="3">
        <style:list-level-properties text:space-before="1.3752in"/>
      </text:list-level-style-number>
      <text:list-level-style-number text:level="4" text:style-name="List1Level3" style:num-suffix=". " style:num-format="1" text:display-levels="4">
        <style:list-level-properties text:space-before="1.75in"/>
      </text:list-level-style-number>
      <text:list-level-style-number text:level="5" text:style-name="List1Level4" style:num-suffix=". " style:num-format="1" text:display-levels="5">
        <style:list-level-properties text:space-before="2.25in"/>
      </text:list-level-style-number>
      <text:list-level-style-number text:level="6" text:style-name="List1Level5" style:num-suffix=". " style:num-format="1" text:display-levels="6">
        <style:list-level-properties text:space-before="2.8752in"/>
      </text:list-level-style-number>
      <text:list-level-style-number text:level="7" text:style-name="List1Level6" style:num-suffix=". " style:num-format="1" text:display-levels="7">
        <style:list-level-properties text:space-before="3.25in"/>
      </text:list-level-style-number>
      <text:list-level-style-number text:level="8" text:style-name="List1Level7" style:num-suffix=". " style:num-format="1" text:display-levels="8">
        <style:list-level-properties text:space-before="3.75in"/>
      </text:list-level-style-number>
      <text:list-level-style-number text:level="9" text:style-name="List1Level8" style:num-suffix=". 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 text:start-value="4">
        <style:list-level-properties text:space-before="0.25in"/>
      </text:list-level-style-number>
      <text:list-level-style-bullet text:level="2" text:style-name="List2Level1" text:bullet-char="●">
        <style:list-level-properties text:space-before="0.75in"/>
      </text:list-level-style-bullet>
      <text:list-level-style-bullet text:level="3" text:style-name="List2Level2" text:bullet-char="●">
        <style:list-level-properties text:space-before="1.3752in"/>
      </text:list-level-style-bullet>
      <text:list-level-style-bullet text:level="4" text:style-name="List2Level3" text:bullet-char="●">
        <style:list-level-properties text:space-before="1.75in"/>
      </text:list-level-style-bullet>
      <text:list-level-style-bullet text:level="5" text:style-name="List2Level4" text:bullet-char="●">
        <style:list-level-properties text:space-before="2.25in"/>
      </text:list-level-style-bullet>
      <text:list-level-style-bullet text:level="6" text:style-name="List2Level5" text:bullet-char="●">
        <style:list-level-properties text:space-before="2.8752in"/>
      </text:list-level-style-bullet>
      <text:list-level-style-bullet text:level="7" text:style-name="List2Level6" text:bullet-char="●">
        <style:list-level-properties text:space-before="3.25in"/>
      </text:list-level-style-bullet>
      <text:list-level-style-bullet text:level="8" text:style-name="List2Level7" text:bullet-char="●">
        <style:list-level-properties text:space-before="3.75in"/>
      </text:list-level-style-bullet>
      <text:list-level-style-bullet text:level="9" text:style-name="List2Level8" text:bullet-char="●">
        <style:list-level-properties text:space-before="4.37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.7874in" fo:margin-bottom="0in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in" fo:margin-bottom="0in" fo:line-height="100%" fo:break-before="auto" fo:break-after="auto" style:writing-mode="lr-tb"/>
      <style:text-properties style:font-name="Spranq eco sans" fo:font-size="10pt" fo:font-weight="bold" style:font-name-asian="Spranq eco sans" style:font-size-asian="10pt" style:font-weight-asian="bold" style:font-name-complex="Spranq eco sans" style:font-size-complex="10pt" style:font-weight-complex="bold"/>
    </style:style>
    <style:style style:name="MP3" style:family="paragraph" style:parent-style-name="Standard">
      <style:paragraph-properties fo:margin-top="0.1181in" fo:margin-bottom="0in" fo:line-height="100%" fo:break-before="auto" fo:break-after="auto" style:writing-mode="lr-tb"/>
    </style:style>
    <style:style style:name="MP4" style:family="paragraph" style:parent-style-name="Standard">
      <style:paragraph-properties fo:line-height="100%" fo:break-before="auto" fo:break-after="auto" style:writing-mode="lr-tb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MP5" style:family="paragraph" style:parent-style-name="Standard">
      <style:paragraph-properties fo:margin-top="0in" fo:margin-bottom="0.8543in" fo:line-height="100%" fo:break-before="auto" fo:break-after="auto" style:writing-mode="lr-tb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MT1" style:family="text">
      <style:text-properties style:font-name="Spranq eco sans" fo:font-size="10pt" fo:font-weight="bold" style:font-name-asian="Spranq eco sans" style:font-size-asian="10pt" style:font-weight-asian="bold" style:font-name-complex="Spranq eco sans" style:font-size-complex="10pt" style:font-weight-complex="bold"/>
    </style:style>
    <style:style style:name="MT2" style:family="text">
      <style:text-properties style:font-name="Spranq eco sans" fo:font-weight="bold" style:font-name-asian="Spranq eco sans" style:font-weight-asian="bold" style:font-name-complex="Spranq eco sans" style:font-weight-complex="bold"/>
    </style:style>
    <style:style style:name="MT3" style:family="text">
      <style:text-properties style:font-name="Spranq eco sans" fo:font-size="8pt" fo:font-weight="normal" style:font-name-asian="Spranq eco sans" style:font-size-asian="8pt" style:font-weight-asian="normal" style:font-name-complex="Spranq eco sans" style:font-size-complex="8pt" style:font-weight-complex="normal"/>
    </style:style>
    <style:style style:name="MT4" style:family="text">
      <style:text-properties style:font-name="Spranq eco sans" fo:font-size="8pt" style:font-name-asian="Spranq eco sans" style:font-size-asian="8pt" style:font-name-complex="Spranq eco sans" style:font-size-complex="8pt"/>
    </style:style>
    <style:style style:name="MT5" style:family="text">
      <style:text-properties style:font-name="Spranq eco sans" fo:font-size="8pt" fo:font-weight="bold" style:font-name-asian="Spranq eco sans" style:font-size-asian="8pt" style:font-weight-asian="bold" style:font-name-complex="Spranq eco sans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468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>
        <style:header-footer-properties fo:min-height="0.4016in" fo:margin-left="0in" fo:margin-right="0in" fo:margin-top="0.40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o</text:span><text:span text:style-name="MT1"> </text:span><text:span text:style-name="MT1">de</text:span><text:span text:style-name="MT1"> </text:span><text:span text:style-name="MT1">Visão</text:span><text:span text:style-name="MT1"> </text:span><text:span text:style-name="MT1">do</text:span><text:span text:style-name="MT1"> </text:span><text:span text:style-name="MT1">Sistema</text:span><text:span text:style-name="MT1"><text:tab/></text:span><text:span text:style-name="MT1">G</text:span><text:span text:style-name="MT2">V</text:span><text:span text:style-name="MT1"> - </text:span><text:span text:style-name="MT2">Gabinete</text:span><text:span text:style-name="MT2"> </text:span><text:span text:style-name="MT2">Virtual</text:span><text:span text:style-name="MT1">.</text:span></text:p>
        <text:p text:style-name="MP2"/>
        <text:p text:style-name="MP2"/>
      </style:header>
      <style:footer>
        <text:p text:style-name="MP3"><text:span text:style-name="MT3"><text:tab/>1 </text:span><text:span text:style-name="MT3">Documento</text:span><text:span text:style-name="MT3"> </text:span><text:span text:style-name="MT3">de</text:span><text:span text:style-name="MT3"> </text:span><text:span text:style-name="MT3">visão</text:span><text:span text:style-name="MT3"> </text:span><text:span text:style-name="MT4">GV</text:span><text:span text:style-name="MT4">.</text:span><text:span text:style-name="MT3">doc</text:span></text:p>
        <text:p text:style-name="MP3"><text:span text:style-name="MT5"><text:tab/><text:tab/></text:span><text:span text:style-name="MT3">Página</text:span><text:span text:style-name="MT3"> </text:span><text:span text:style-name="MT3"><text:page-number text:select-page="current">6</text:page-number></text:span><text:span text:style-name="MT3">/</text:span><text:span text:style-name="MT3"><text:page-count>6</text:page-count></text:span></text:p>
        <text:p text:style-name="MP4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denilson </dc:creator>
    <meta:editing-cycles>5</meta:editing-cycles>
    <dc:date>2015-03-28T13:05:39</dc:date>
    <meta:editing-duration>PT2M30S</meta:editing-duration>
    <meta:document-statistic meta:table-count="16" meta:image-count="0" meta:object-count="0" meta:page-count="6" meta:paragraph-count="282" meta:word-count="909" meta:character-count="6474" meta:non-whitespace-character-count="5814"/>
  </office:meta>
</office:document-meta>
</file>